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9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6377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НЕ x, a</text:p>
          </table:table-cell>
          <table:table-cell office:value-type="string" calcext:value-type="string">
            <text:p>X, 6</text:p>
          </table:table-cell>
          <table:table-cell office:value-type="string" calcext:value-type="string">
            <text:p>НЕ X, 9</text:p>
          </table:table-cell>
          <table:table-cell office:value-type="string" calcext:value-type="string">
            <text:p>6→9</text:p>
          </table:table-cell>
          <table:table-cell office:value-type="string" calcext:value-type="string">
            <text:p>A → ()</text:p>
          </table:table-cell>
          <table:table-cell office:value-type="string" calcext:value-type="string">
            <text:p>a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MOD([.$A2]; [.$G$2])&lt;&gt;0" office:value-type="boolean" office:boolean-value="true" calcext:value-type="boolean">
            <text:p>ИСТИНА</text:p>
          </table:table-cell>
          <table:table-cell table:style-name="ce2" table:formula="of:=MOD([.$A2]; 6)=0" office:value-type="boolean" office:boolean-value="false" calcext:value-type="boolean">
            <text:p>ЛОЖЬ</text:p>
          </table:table-cell>
          <table:table-cell table:style-name="ce2" table:formula="of:=MOD([.$A2]; 9)&lt;&gt;0" office:value-type="boolean" office:boolean-value="true" calcext:value-type="boolean">
            <text:p>ИСТИНА</text:p>
          </table:table-cell>
          <table:table-cell table:style-name="ce2" table:formula="of:=[.C2]&lt;=[.D2]" office:value-type="boolean" office:boolean-value="true" calcext:value-type="boolean">
            <text:p>ИСТИНА</text:p>
          </table:table-cell>
          <table:table-cell table:style-name="ce2" table:formula="of:=[.B2]&lt;=[.E2]" office:value-type="boolean" office:boolean-value="true" calcext:value-type="boolean">
            <text:p>ИСТИНА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MOD([.$A3]; [.$G$2])&lt;&gt;0" office:value-type="boolean" office:boolean-value="true" calcext:value-type="boolean">
            <text:p>ИСТИНА</text:p>
          </table:table-cell>
          <table:table-cell table:style-name="ce2" table:formula="of:=MOD([.$A3]; 6)=0" office:value-type="boolean" office:boolean-value="false" calcext:value-type="boolean">
            <text:p>ЛОЖЬ</text:p>
          </table:table-cell>
          <table:table-cell table:style-name="ce2" table:formula="of:=MOD([.$A3]; 9)&lt;&gt;0" office:value-type="boolean" office:boolean-value="true" calcext:value-type="boolean">
            <text:p>ИСТИНА</text:p>
          </table:table-cell>
          <table:table-cell table:style-name="ce2" table:formula="of:=[.C3]&lt;=[.D3]" office:value-type="boolean" office:boolean-value="true" calcext:value-type="boolean">
            <text:p>ИСТИНА</text:p>
          </table:table-cell>
          <table:table-cell table:style-name="ce2" table:formula="of:=[.B3]&lt;=[.E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MOD([.$A4]; [.$G$2])&lt;&gt;0" office:value-type="boolean" office:boolean-value="true" calcext:value-type="boolean">
            <text:p>ИСТИНА</text:p>
          </table:table-cell>
          <table:table-cell table:style-name="ce2" table:formula="of:=MOD([.$A4]; 6)=0" office:value-type="boolean" office:boolean-value="false" calcext:value-type="boolean">
            <text:p>ЛОЖЬ</text:p>
          </table:table-cell>
          <table:table-cell table:style-name="ce2" table:formula="of:=MOD([.$A4]; 9)&lt;&gt;0" office:value-type="boolean" office:boolean-value="true" calcext:value-type="boolean">
            <text:p>ИСТИНА</text:p>
          </table:table-cell>
          <table:table-cell table:style-name="ce2" table:formula="of:=[.C4]&lt;=[.D4]" office:value-type="boolean" office:boolean-value="true" calcext:value-type="boolean">
            <text:p>ИСТИНА</text:p>
          </table:table-cell>
          <table:table-cell table:style-name="ce2" table:formula="of:=[.B4]&lt;=[.E4]" office:value-type="boolean" office:boolean-value="true" calcext:value-type="boolean">
            <text:p>ИСТИНА</text:p>
          </table:table-cell>
          <table:table-cell table:style-name="ce2" office:value-type="boolean" office:boolean-value="false" calcext:value-type="boolean">
            <text:p>ЛОЖЬ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MOD([.$A5]; [.$G$2])&lt;&gt;0" office:value-type="boolean" office:boolean-value="true" calcext:value-type="boolean">
            <text:p>ИСТИНА</text:p>
          </table:table-cell>
          <table:table-cell table:style-name="ce2" table:formula="of:=MOD([.$A5]; 6)=0" office:value-type="boolean" office:boolean-value="false" calcext:value-type="boolean">
            <text:p>ЛОЖЬ</text:p>
          </table:table-cell>
          <table:table-cell table:style-name="ce2" table:formula="of:=MOD([.$A5]; 9)&lt;&gt;0" office:value-type="boolean" office:boolean-value="true" calcext:value-type="boolean">
            <text:p>ИСТИНА</text:p>
          </table:table-cell>
          <table:table-cell table:style-name="ce2" table:formula="of:=[.C5]&lt;=[.D5]" office:value-type="boolean" office:boolean-value="true" calcext:value-type="boolean">
            <text:p>ИСТИНА</text:p>
          </table:table-cell>
          <table:table-cell table:style-name="ce2" table:formula="of:=[.B5]&lt;=[.E5]" office:value-type="boolean" office:boolean-value="true" calcext:value-type="boolean">
            <text:p>ИСТИНА</text:p>
          </table:table-cell>
          <table:table-cell table:formula="of:=COUNTIF([.F:.F];0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MOD([.$A6]; [.$G$2])&lt;&gt;0" office:value-type="boolean" office:boolean-value="true" calcext:value-type="boolean">
            <text:p>ИСТИНА</text:p>
          </table:table-cell>
          <table:table-cell table:style-name="ce2" table:formula="of:=MOD([.$A6]; 6)=0" office:value-type="boolean" office:boolean-value="false" calcext:value-type="boolean">
            <text:p>ЛОЖЬ</text:p>
          </table:table-cell>
          <table:table-cell table:style-name="ce2" table:formula="of:=MOD([.$A6]; 9)&lt;&gt;0" office:value-type="boolean" office:boolean-value="true" calcext:value-type="boolean">
            <text:p>ИСТИНА</text:p>
          </table:table-cell>
          <table:table-cell table:style-name="ce2" table:formula="of:=[.C6]&lt;=[.D6]" office:value-type="boolean" office:boolean-value="true" calcext:value-type="boolean">
            <text:p>ИСТИНА</text:p>
          </table:table-cell>
          <table:table-cell table:style-name="ce2" table:formula="of:=[.B6]&lt;=[.E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MOD([.$A7]; [.$G$2])&lt;&gt;0" office:value-type="boolean" office:boolean-value="true" calcext:value-type="boolean">
            <text:p>ИСТИНА</text:p>
          </table:table-cell>
          <table:table-cell table:style-name="ce2" table:formula="of:=MOD([.$A7]; 6)=0" office:value-type="boolean" office:boolean-value="true" calcext:value-type="boolean">
            <text:p>ИСТИНА</text:p>
          </table:table-cell>
          <table:table-cell table:style-name="ce2" table:formula="of:=MOD([.$A7]; 9)&lt;&gt;0" office:value-type="boolean" office:boolean-value="true" calcext:value-type="boolean">
            <text:p>ИСТИНА</text:p>
          </table:table-cell>
          <table:table-cell table:style-name="ce2" table:formula="of:=[.C7]&lt;=[.D7]" office:value-type="boolean" office:boolean-value="true" calcext:value-type="boolean">
            <text:p>ИСТИНА</text:p>
          </table:table-cell>
          <table:table-cell table:style-name="ce2" table:formula="of:=[.B7]&lt;=[.E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MOD([.$A8]; [.$G$2])&lt;&gt;0" office:value-type="boolean" office:boolean-value="true" calcext:value-type="boolean">
            <text:p>ИСТИНА</text:p>
          </table:table-cell>
          <table:table-cell table:style-name="ce2" table:formula="of:=MOD([.$A8]; 6)=0" office:value-type="boolean" office:boolean-value="false" calcext:value-type="boolean">
            <text:p>ЛОЖЬ</text:p>
          </table:table-cell>
          <table:table-cell table:style-name="ce2" table:formula="of:=MOD([.$A8]; 9)&lt;&gt;0" office:value-type="boolean" office:boolean-value="true" calcext:value-type="boolean">
            <text:p>ИСТИНА</text:p>
          </table:table-cell>
          <table:table-cell table:style-name="ce2" table:formula="of:=[.C8]&lt;=[.D8]" office:value-type="boolean" office:boolean-value="true" calcext:value-type="boolean">
            <text:p>ИСТИНА</text:p>
          </table:table-cell>
          <table:table-cell table:style-name="ce2" table:formula="of:=[.B8]&lt;=[.E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OD([.$A9]; [.$G$2])&lt;&gt;0" office:value-type="boolean" office:boolean-value="true" calcext:value-type="boolean">
            <text:p>ИСТИНА</text:p>
          </table:table-cell>
          <table:table-cell table:style-name="ce2" table:formula="of:=MOD([.$A9]; 6)=0" office:value-type="boolean" office:boolean-value="false" calcext:value-type="boolean">
            <text:p>ЛОЖЬ</text:p>
          </table:table-cell>
          <table:table-cell table:style-name="ce2" table:formula="of:=MOD([.$A9]; 9)&lt;&gt;0" office:value-type="boolean" office:boolean-value="true" calcext:value-type="boolean">
            <text:p>ИСТИНА</text:p>
          </table:table-cell>
          <table:table-cell table:style-name="ce2" table:formula="of:=[.C9]&lt;=[.D9]" office:value-type="boolean" office:boolean-value="true" calcext:value-type="boolean">
            <text:p>ИСТИНА</text:p>
          </table:table-cell>
          <table:table-cell table:style-name="ce2" table:formula="of:=[.B9]&lt;=[.E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MOD([.$A10]; [.$G$2])&lt;&gt;0" office:value-type="boolean" office:boolean-value="true" calcext:value-type="boolean">
            <text:p>ИСТИНА</text:p>
          </table:table-cell>
          <table:table-cell table:style-name="ce2" table:formula="of:=MOD([.$A10]; 6)=0" office:value-type="boolean" office:boolean-value="false" calcext:value-type="boolean">
            <text:p>ЛОЖЬ</text:p>
          </table:table-cell>
          <table:table-cell table:style-name="ce2" table:formula="of:=MOD([.$A10]; 9)&lt;&gt;0" office:value-type="boolean" office:boolean-value="false" calcext:value-type="boolean">
            <text:p>ЛОЖЬ</text:p>
          </table:table-cell>
          <table:table-cell table:style-name="ce2" table:formula="of:=[.C10]&lt;=[.D10]" office:value-type="boolean" office:boolean-value="true" calcext:value-type="boolean">
            <text:p>ИСТИНА</text:p>
          </table:table-cell>
          <table:table-cell table:style-name="ce2" table:formula="of:=[.B10]&lt;=[.E1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MOD([.$A11]; [.$G$2])&lt;&gt;0" office:value-type="boolean" office:boolean-value="true" calcext:value-type="boolean">
            <text:p>ИСТИНА</text:p>
          </table:table-cell>
          <table:table-cell table:style-name="ce2" table:formula="of:=MOD([.$A11]; 6)=0" office:value-type="boolean" office:boolean-value="false" calcext:value-type="boolean">
            <text:p>ЛОЖЬ</text:p>
          </table:table-cell>
          <table:table-cell table:style-name="ce2" table:formula="of:=MOD([.$A11]; 9)&lt;&gt;0" office:value-type="boolean" office:boolean-value="true" calcext:value-type="boolean">
            <text:p>ИСТИНА</text:p>
          </table:table-cell>
          <table:table-cell table:style-name="ce2" table:formula="of:=[.C11]&lt;=[.D11]" office:value-type="boolean" office:boolean-value="true" calcext:value-type="boolean">
            <text:p>ИСТИНА</text:p>
          </table:table-cell>
          <table:table-cell table:style-name="ce2" table:formula="of:=[.B11]&lt;=[.E1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MOD([.$A12]; [.$G$2])&lt;&gt;0" office:value-type="boolean" office:boolean-value="true" calcext:value-type="boolean">
            <text:p>ИСТИНА</text:p>
          </table:table-cell>
          <table:table-cell table:style-name="ce2" table:formula="of:=MOD([.$A12]; 6)=0" office:value-type="boolean" office:boolean-value="false" calcext:value-type="boolean">
            <text:p>ЛОЖЬ</text:p>
          </table:table-cell>
          <table:table-cell table:style-name="ce2" table:formula="of:=MOD([.$A12]; 9)&lt;&gt;0" office:value-type="boolean" office:boolean-value="true" calcext:value-type="boolean">
            <text:p>ИСТИНА</text:p>
          </table:table-cell>
          <table:table-cell table:style-name="ce2" table:formula="of:=[.C12]&lt;=[.D12]" office:value-type="boolean" office:boolean-value="true" calcext:value-type="boolean">
            <text:p>ИСТИНА</text:p>
          </table:table-cell>
          <table:table-cell table:style-name="ce2" table:formula="of:=[.B12]&lt;=[.E12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MOD([.$A13]; [.$G$2])&lt;&gt;0" office:value-type="boolean" office:boolean-value="true" calcext:value-type="boolean">
            <text:p>ИСТИНА</text:p>
          </table:table-cell>
          <table:table-cell table:style-name="ce2" table:formula="of:=MOD([.$A13]; 6)=0" office:value-type="boolean" office:boolean-value="true" calcext:value-type="boolean">
            <text:p>ИСТИНА</text:p>
          </table:table-cell>
          <table:table-cell table:style-name="ce2" table:formula="of:=MOD([.$A13]; 9)&lt;&gt;0" office:value-type="boolean" office:boolean-value="true" calcext:value-type="boolean">
            <text:p>ИСТИНА</text:p>
          </table:table-cell>
          <table:table-cell table:style-name="ce2" table:formula="of:=[.C13]&lt;=[.D13]" office:value-type="boolean" office:boolean-value="true" calcext:value-type="boolean">
            <text:p>ИСТИНА</text:p>
          </table:table-cell>
          <table:table-cell table:style-name="ce2" table:formula="of:=[.B13]&lt;=[.E1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MOD([.$A14]; [.$G$2])&lt;&gt;0" office:value-type="boolean" office:boolean-value="true" calcext:value-type="boolean">
            <text:p>ИСТИНА</text:p>
          </table:table-cell>
          <table:table-cell table:style-name="ce2" table:formula="of:=MOD([.$A14]; 6)=0" office:value-type="boolean" office:boolean-value="false" calcext:value-type="boolean">
            <text:p>ЛОЖЬ</text:p>
          </table:table-cell>
          <table:table-cell table:style-name="ce2" table:formula="of:=MOD([.$A14]; 9)&lt;&gt;0" office:value-type="boolean" office:boolean-value="true" calcext:value-type="boolean">
            <text:p>ИСТИНА</text:p>
          </table:table-cell>
          <table:table-cell table:style-name="ce2" table:formula="of:=[.C14]&lt;=[.D14]" office:value-type="boolean" office:boolean-value="true" calcext:value-type="boolean">
            <text:p>ИСТИНА</text:p>
          </table:table-cell>
          <table:table-cell table:style-name="ce2" table:formula="of:=[.B14]&lt;=[.E14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MOD([.$A15]; [.$G$2])&lt;&gt;0" office:value-type="boolean" office:boolean-value="true" calcext:value-type="boolean">
            <text:p>ИСТИНА</text:p>
          </table:table-cell>
          <table:table-cell table:style-name="ce2" table:formula="of:=MOD([.$A15]; 6)=0" office:value-type="boolean" office:boolean-value="false" calcext:value-type="boolean">
            <text:p>ЛОЖЬ</text:p>
          </table:table-cell>
          <table:table-cell table:style-name="ce2" table:formula="of:=MOD([.$A15]; 9)&lt;&gt;0" office:value-type="boolean" office:boolean-value="true" calcext:value-type="boolean">
            <text:p>ИСТИНА</text:p>
          </table:table-cell>
          <table:table-cell table:style-name="ce2" table:formula="of:=[.C15]&lt;=[.D15]" office:value-type="boolean" office:boolean-value="true" calcext:value-type="boolean">
            <text:p>ИСТИНА</text:p>
          </table:table-cell>
          <table:table-cell table:style-name="ce2" table:formula="of:=[.B15]&lt;=[.E15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MOD([.$A16]; [.$G$2])&lt;&gt;0" office:value-type="boolean" office:boolean-value="true" calcext:value-type="boolean">
            <text:p>ИСТИНА</text:p>
          </table:table-cell>
          <table:table-cell table:style-name="ce2" table:formula="of:=MOD([.$A16]; 6)=0" office:value-type="boolean" office:boolean-value="false" calcext:value-type="boolean">
            <text:p>ЛОЖЬ</text:p>
          </table:table-cell>
          <table:table-cell table:style-name="ce2" table:formula="of:=MOD([.$A16]; 9)&lt;&gt;0" office:value-type="boolean" office:boolean-value="true" calcext:value-type="boolean">
            <text:p>ИСТИНА</text:p>
          </table:table-cell>
          <table:table-cell table:style-name="ce2" table:formula="of:=[.C16]&lt;=[.D16]" office:value-type="boolean" office:boolean-value="true" calcext:value-type="boolean">
            <text:p>ИСТИНА</text:p>
          </table:table-cell>
          <table:table-cell table:style-name="ce2" table:formula="of:=[.B16]&lt;=[.E1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MOD([.$A17]; [.$G$2])&lt;&gt;0" office:value-type="boolean" office:boolean-value="true" calcext:value-type="boolean">
            <text:p>ИСТИНА</text:p>
          </table:table-cell>
          <table:table-cell table:style-name="ce2" table:formula="of:=MOD([.$A17]; 6)=0" office:value-type="boolean" office:boolean-value="false" calcext:value-type="boolean">
            <text:p>ЛОЖЬ</text:p>
          </table:table-cell>
          <table:table-cell table:style-name="ce2" table:formula="of:=MOD([.$A17]; 9)&lt;&gt;0" office:value-type="boolean" office:boolean-value="true" calcext:value-type="boolean">
            <text:p>ИСТИНА</text:p>
          </table:table-cell>
          <table:table-cell table:style-name="ce2" table:formula="of:=[.C17]&lt;=[.D17]" office:value-type="boolean" office:boolean-value="true" calcext:value-type="boolean">
            <text:p>ИСТИНА</text:p>
          </table:table-cell>
          <table:table-cell table:style-name="ce2" table:formula="of:=[.B17]&lt;=[.E1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MOD([.$A18]; [.$G$2])&lt;&gt;0" office:value-type="boolean" office:boolean-value="true" calcext:value-type="boolean">
            <text:p>ИСТИНА</text:p>
          </table:table-cell>
          <table:table-cell table:style-name="ce2" table:formula="of:=MOD([.$A18]; 6)=0" office:value-type="boolean" office:boolean-value="false" calcext:value-type="boolean">
            <text:p>ЛОЖЬ</text:p>
          </table:table-cell>
          <table:table-cell table:style-name="ce2" table:formula="of:=MOD([.$A18]; 9)&lt;&gt;0" office:value-type="boolean" office:boolean-value="true" calcext:value-type="boolean">
            <text:p>ИСТИНА</text:p>
          </table:table-cell>
          <table:table-cell table:style-name="ce2" table:formula="of:=[.C18]&lt;=[.D18]" office:value-type="boolean" office:boolean-value="true" calcext:value-type="boolean">
            <text:p>ИСТИНА</text:p>
          </table:table-cell>
          <table:table-cell table:style-name="ce2" table:formula="of:=[.B18]&lt;=[.E1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MOD([.$A19]; [.$G$2])&lt;&gt;0" office:value-type="boolean" office:boolean-value="false" calcext:value-type="boolean">
            <text:p>ЛОЖЬ</text:p>
          </table:table-cell>
          <table:table-cell table:style-name="ce2" table:formula="of:=MOD([.$A19]; 6)=0" office:value-type="boolean" office:boolean-value="true" calcext:value-type="boolean">
            <text:p>ИСТИНА</text:p>
          </table:table-cell>
          <table:table-cell table:style-name="ce2" table:formula="of:=MOD([.$A19]; 9)&lt;&gt;0" office:value-type="boolean" office:boolean-value="false" calcext:value-type="boolean">
            <text:p>ЛОЖЬ</text:p>
          </table:table-cell>
          <table:table-cell table:style-name="ce2" table:formula="of:=[.C19]&lt;=[.D19]" office:value-type="boolean" office:boolean-value="false" calcext:value-type="boolean">
            <text:p>ЛОЖЬ</text:p>
          </table:table-cell>
          <table:table-cell table:style-name="ce2" table:formula="of:=[.B19]&lt;=[.E1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MOD([.$A20]; [.$G$2])&lt;&gt;0" office:value-type="boolean" office:boolean-value="true" calcext:value-type="boolean">
            <text:p>ИСТИНА</text:p>
          </table:table-cell>
          <table:table-cell table:style-name="ce2" table:formula="of:=MOD([.$A20]; 6)=0" office:value-type="boolean" office:boolean-value="false" calcext:value-type="boolean">
            <text:p>ЛОЖЬ</text:p>
          </table:table-cell>
          <table:table-cell table:style-name="ce2" table:formula="of:=MOD([.$A20]; 9)&lt;&gt;0" office:value-type="boolean" office:boolean-value="true" calcext:value-type="boolean">
            <text:p>ИСТИНА</text:p>
          </table:table-cell>
          <table:table-cell table:style-name="ce2" table:formula="of:=[.C20]&lt;=[.D20]" office:value-type="boolean" office:boolean-value="true" calcext:value-type="boolean">
            <text:p>ИСТИНА</text:p>
          </table:table-cell>
          <table:table-cell table:style-name="ce2" table:formula="of:=[.B20]&lt;=[.E2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MOD([.$A21]; [.$G$2])&lt;&gt;0" office:value-type="boolean" office:boolean-value="true" calcext:value-type="boolean">
            <text:p>ИСТИНА</text:p>
          </table:table-cell>
          <table:table-cell table:style-name="ce2" table:formula="of:=MOD([.$A21]; 6)=0" office:value-type="boolean" office:boolean-value="false" calcext:value-type="boolean">
            <text:p>ЛОЖЬ</text:p>
          </table:table-cell>
          <table:table-cell table:style-name="ce2" table:formula="of:=MOD([.$A21]; 9)&lt;&gt;0" office:value-type="boolean" office:boolean-value="true" calcext:value-type="boolean">
            <text:p>ИСТИНА</text:p>
          </table:table-cell>
          <table:table-cell table:style-name="ce2" table:formula="of:=[.C21]&lt;=[.D21]" office:value-type="boolean" office:boolean-value="true" calcext:value-type="boolean">
            <text:p>ИСТИНА</text:p>
          </table:table-cell>
          <table:table-cell table:style-name="ce2" table:formula="of:=[.B21]&lt;=[.E2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MOD([.$A22]; [.$G$2])&lt;&gt;0" office:value-type="boolean" office:boolean-value="true" calcext:value-type="boolean">
            <text:p>ИСТИНА</text:p>
          </table:table-cell>
          <table:table-cell table:style-name="ce2" table:formula="of:=MOD([.$A22]; 6)=0" office:value-type="boolean" office:boolean-value="false" calcext:value-type="boolean">
            <text:p>ЛОЖЬ</text:p>
          </table:table-cell>
          <table:table-cell table:style-name="ce2" table:formula="of:=MOD([.$A22]; 9)&lt;&gt;0" office:value-type="boolean" office:boolean-value="true" calcext:value-type="boolean">
            <text:p>ИСТИНА</text:p>
          </table:table-cell>
          <table:table-cell table:style-name="ce2" table:formula="of:=[.C22]&lt;=[.D22]" office:value-type="boolean" office:boolean-value="true" calcext:value-type="boolean">
            <text:p>ИСТИНА</text:p>
          </table:table-cell>
          <table:table-cell table:style-name="ce2" table:formula="of:=[.B22]&lt;=[.E22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MOD([.$A23]; [.$G$2])&lt;&gt;0" office:value-type="boolean" office:boolean-value="true" calcext:value-type="boolean">
            <text:p>ИСТИНА</text:p>
          </table:table-cell>
          <table:table-cell table:style-name="ce2" table:formula="of:=MOD([.$A23]; 6)=0" office:value-type="boolean" office:boolean-value="false" calcext:value-type="boolean">
            <text:p>ЛОЖЬ</text:p>
          </table:table-cell>
          <table:table-cell table:style-name="ce2" table:formula="of:=MOD([.$A23]; 9)&lt;&gt;0" office:value-type="boolean" office:boolean-value="true" calcext:value-type="boolean">
            <text:p>ИСТИНА</text:p>
          </table:table-cell>
          <table:table-cell table:style-name="ce2" table:formula="of:=[.C23]&lt;=[.D23]" office:value-type="boolean" office:boolean-value="true" calcext:value-type="boolean">
            <text:p>ИСТИНА</text:p>
          </table:table-cell>
          <table:table-cell table:style-name="ce2" table:formula="of:=[.B23]&lt;=[.E2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MOD([.$A24]; [.$G$2])&lt;&gt;0" office:value-type="boolean" office:boolean-value="true" calcext:value-type="boolean">
            <text:p>ИСТИНА</text:p>
          </table:table-cell>
          <table:table-cell table:style-name="ce2" table:formula="of:=MOD([.$A24]; 6)=0" office:value-type="boolean" office:boolean-value="false" calcext:value-type="boolean">
            <text:p>ЛОЖЬ</text:p>
          </table:table-cell>
          <table:table-cell table:style-name="ce2" table:formula="of:=MOD([.$A24]; 9)&lt;&gt;0" office:value-type="boolean" office:boolean-value="true" calcext:value-type="boolean">
            <text:p>ИСТИНА</text:p>
          </table:table-cell>
          <table:table-cell table:style-name="ce2" table:formula="of:=[.C24]&lt;=[.D24]" office:value-type="boolean" office:boolean-value="true" calcext:value-type="boolean">
            <text:p>ИСТИНА</text:p>
          </table:table-cell>
          <table:table-cell table:style-name="ce2" table:formula="of:=[.B24]&lt;=[.E24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MOD([.$A25]; [.$G$2])&lt;&gt;0" office:value-type="boolean" office:boolean-value="true" calcext:value-type="boolean">
            <text:p>ИСТИНА</text:p>
          </table:table-cell>
          <table:table-cell table:style-name="ce2" table:formula="of:=MOD([.$A25]; 6)=0" office:value-type="boolean" office:boolean-value="true" calcext:value-type="boolean">
            <text:p>ИСТИНА</text:p>
          </table:table-cell>
          <table:table-cell table:style-name="ce2" table:formula="of:=MOD([.$A25]; 9)&lt;&gt;0" office:value-type="boolean" office:boolean-value="true" calcext:value-type="boolean">
            <text:p>ИСТИНА</text:p>
          </table:table-cell>
          <table:table-cell table:style-name="ce2" table:formula="of:=[.C25]&lt;=[.D25]" office:value-type="boolean" office:boolean-value="true" calcext:value-type="boolean">
            <text:p>ИСТИНА</text:p>
          </table:table-cell>
          <table:table-cell table:style-name="ce2" table:formula="of:=[.B25]&lt;=[.E25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MOD([.$A26]; [.$G$2])&lt;&gt;0" office:value-type="boolean" office:boolean-value="true" calcext:value-type="boolean">
            <text:p>ИСТИНА</text:p>
          </table:table-cell>
          <table:table-cell table:style-name="ce2" table:formula="of:=MOD([.$A26]; 6)=0" office:value-type="boolean" office:boolean-value="false" calcext:value-type="boolean">
            <text:p>ЛОЖЬ</text:p>
          </table:table-cell>
          <table:table-cell table:style-name="ce2" table:formula="of:=MOD([.$A26]; 9)&lt;&gt;0" office:value-type="boolean" office:boolean-value="true" calcext:value-type="boolean">
            <text:p>ИСТИНА</text:p>
          </table:table-cell>
          <table:table-cell table:style-name="ce2" table:formula="of:=[.C26]&lt;=[.D26]" office:value-type="boolean" office:boolean-value="true" calcext:value-type="boolean">
            <text:p>ИСТИНА</text:p>
          </table:table-cell>
          <table:table-cell table:style-name="ce2" table:formula="of:=[.B26]&lt;=[.E2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MOD([.$A27]; [.$G$2])&lt;&gt;0" office:value-type="boolean" office:boolean-value="true" calcext:value-type="boolean">
            <text:p>ИСТИНА</text:p>
          </table:table-cell>
          <table:table-cell table:style-name="ce2" table:formula="of:=MOD([.$A27]; 6)=0" office:value-type="boolean" office:boolean-value="false" calcext:value-type="boolean">
            <text:p>ЛОЖЬ</text:p>
          </table:table-cell>
          <table:table-cell table:style-name="ce2" table:formula="of:=MOD([.$A27]; 9)&lt;&gt;0" office:value-type="boolean" office:boolean-value="true" calcext:value-type="boolean">
            <text:p>ИСТИНА</text:p>
          </table:table-cell>
          <table:table-cell table:style-name="ce2" table:formula="of:=[.C27]&lt;=[.D27]" office:value-type="boolean" office:boolean-value="true" calcext:value-type="boolean">
            <text:p>ИСТИНА</text:p>
          </table:table-cell>
          <table:table-cell table:style-name="ce2" table:formula="of:=[.B27]&lt;=[.E2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MOD([.$A28]; [.$G$2])&lt;&gt;0" office:value-type="boolean" office:boolean-value="true" calcext:value-type="boolean">
            <text:p>ИСТИНА</text:p>
          </table:table-cell>
          <table:table-cell table:style-name="ce2" table:formula="of:=MOD([.$A28]; 6)=0" office:value-type="boolean" office:boolean-value="false" calcext:value-type="boolean">
            <text:p>ЛОЖЬ</text:p>
          </table:table-cell>
          <table:table-cell table:style-name="ce2" table:formula="of:=MOD([.$A28]; 9)&lt;&gt;0" office:value-type="boolean" office:boolean-value="false" calcext:value-type="boolean">
            <text:p>ЛОЖЬ</text:p>
          </table:table-cell>
          <table:table-cell table:style-name="ce2" table:formula="of:=[.C28]&lt;=[.D28]" office:value-type="boolean" office:boolean-value="true" calcext:value-type="boolean">
            <text:p>ИСТИНА</text:p>
          </table:table-cell>
          <table:table-cell table:style-name="ce2" table:formula="of:=[.B28]&lt;=[.E2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MOD([.$A29]; [.$G$2])&lt;&gt;0" office:value-type="boolean" office:boolean-value="true" calcext:value-type="boolean">
            <text:p>ИСТИНА</text:p>
          </table:table-cell>
          <table:table-cell table:style-name="ce2" table:formula="of:=MOD([.$A29]; 6)=0" office:value-type="boolean" office:boolean-value="false" calcext:value-type="boolean">
            <text:p>ЛОЖЬ</text:p>
          </table:table-cell>
          <table:table-cell table:style-name="ce2" table:formula="of:=MOD([.$A29]; 9)&lt;&gt;0" office:value-type="boolean" office:boolean-value="true" calcext:value-type="boolean">
            <text:p>ИСТИНА</text:p>
          </table:table-cell>
          <table:table-cell table:style-name="ce2" table:formula="of:=[.C29]&lt;=[.D29]" office:value-type="boolean" office:boolean-value="true" calcext:value-type="boolean">
            <text:p>ИСТИНА</text:p>
          </table:table-cell>
          <table:table-cell table:style-name="ce2" table:formula="of:=[.B29]&lt;=[.E2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MOD([.$A30]; [.$G$2])&lt;&gt;0" office:value-type="boolean" office:boolean-value="true" calcext:value-type="boolean">
            <text:p>ИСТИНА</text:p>
          </table:table-cell>
          <table:table-cell table:style-name="ce2" table:formula="of:=MOD([.$A30]; 6)=0" office:value-type="boolean" office:boolean-value="false" calcext:value-type="boolean">
            <text:p>ЛОЖЬ</text:p>
          </table:table-cell>
          <table:table-cell table:style-name="ce2" table:formula="of:=MOD([.$A30]; 9)&lt;&gt;0" office:value-type="boolean" office:boolean-value="true" calcext:value-type="boolean">
            <text:p>ИСТИНА</text:p>
          </table:table-cell>
          <table:table-cell table:style-name="ce2" table:formula="of:=[.C30]&lt;=[.D30]" office:value-type="boolean" office:boolean-value="true" calcext:value-type="boolean">
            <text:p>ИСТИНА</text:p>
          </table:table-cell>
          <table:table-cell table:style-name="ce2" table:formula="of:=[.B30]&lt;=[.E3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MOD([.$A31]; [.$G$2])&lt;&gt;0" office:value-type="boolean" office:boolean-value="true" calcext:value-type="boolean">
            <text:p>ИСТИНА</text:p>
          </table:table-cell>
          <table:table-cell table:style-name="ce2" table:formula="of:=MOD([.$A31]; 6)=0" office:value-type="boolean" office:boolean-value="true" calcext:value-type="boolean">
            <text:p>ИСТИНА</text:p>
          </table:table-cell>
          <table:table-cell table:style-name="ce2" table:formula="of:=MOD([.$A31]; 9)&lt;&gt;0" office:value-type="boolean" office:boolean-value="true" calcext:value-type="boolean">
            <text:p>ИСТИНА</text:p>
          </table:table-cell>
          <table:table-cell table:style-name="ce2" table:formula="of:=[.C31]&lt;=[.D31]" office:value-type="boolean" office:boolean-value="true" calcext:value-type="boolean">
            <text:p>ИСТИНА</text:p>
          </table:table-cell>
          <table:table-cell table:style-name="ce2" table:formula="of:=[.B31]&lt;=[.E3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MOD([.$A32]; [.$G$2])&lt;&gt;0" office:value-type="boolean" office:boolean-value="true" calcext:value-type="boolean">
            <text:p>ИСТИНА</text:p>
          </table:table-cell>
          <table:table-cell table:style-name="ce2" table:formula="of:=MOD([.$A32]; 6)=0" office:value-type="boolean" office:boolean-value="false" calcext:value-type="boolean">
            <text:p>ЛОЖЬ</text:p>
          </table:table-cell>
          <table:table-cell table:style-name="ce2" table:formula="of:=MOD([.$A32]; 9)&lt;&gt;0" office:value-type="boolean" office:boolean-value="true" calcext:value-type="boolean">
            <text:p>ИСТИНА</text:p>
          </table:table-cell>
          <table:table-cell table:style-name="ce2" table:formula="of:=[.C32]&lt;=[.D32]" office:value-type="boolean" office:boolean-value="true" calcext:value-type="boolean">
            <text:p>ИСТИНА</text:p>
          </table:table-cell>
          <table:table-cell table:style-name="ce2" table:formula="of:=[.B32]&lt;=[.E32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MOD([.$A33]; [.$G$2])&lt;&gt;0" office:value-type="boolean" office:boolean-value="true" calcext:value-type="boolean">
            <text:p>ИСТИНА</text:p>
          </table:table-cell>
          <table:table-cell table:style-name="ce2" table:formula="of:=MOD([.$A33]; 6)=0" office:value-type="boolean" office:boolean-value="false" calcext:value-type="boolean">
            <text:p>ЛОЖЬ</text:p>
          </table:table-cell>
          <table:table-cell table:style-name="ce2" table:formula="of:=MOD([.$A33]; 9)&lt;&gt;0" office:value-type="boolean" office:boolean-value="true" calcext:value-type="boolean">
            <text:p>ИСТИНА</text:p>
          </table:table-cell>
          <table:table-cell table:style-name="ce2" table:formula="of:=[.C33]&lt;=[.D33]" office:value-type="boolean" office:boolean-value="true" calcext:value-type="boolean">
            <text:p>ИСТИНА</text:p>
          </table:table-cell>
          <table:table-cell table:style-name="ce2" table:formula="of:=[.B33]&lt;=[.E3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MOD([.$A34]; [.$G$2])&lt;&gt;0" office:value-type="boolean" office:boolean-value="true" calcext:value-type="boolean">
            <text:p>ИСТИНА</text:p>
          </table:table-cell>
          <table:table-cell table:style-name="ce2" table:formula="of:=MOD([.$A34]; 6)=0" office:value-type="boolean" office:boolean-value="false" calcext:value-type="boolean">
            <text:p>ЛОЖЬ</text:p>
          </table:table-cell>
          <table:table-cell table:style-name="ce2" table:formula="of:=MOD([.$A34]; 9)&lt;&gt;0" office:value-type="boolean" office:boolean-value="true" calcext:value-type="boolean">
            <text:p>ИСТИНА</text:p>
          </table:table-cell>
          <table:table-cell table:style-name="ce2" table:formula="of:=[.C34]&lt;=[.D34]" office:value-type="boolean" office:boolean-value="true" calcext:value-type="boolean">
            <text:p>ИСТИНА</text:p>
          </table:table-cell>
          <table:table-cell table:style-name="ce2" table:formula="of:=[.B34]&lt;=[.E34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MOD([.$A35]; [.$G$2])&lt;&gt;0" office:value-type="boolean" office:boolean-value="true" calcext:value-type="boolean">
            <text:p>ИСТИНА</text:p>
          </table:table-cell>
          <table:table-cell table:style-name="ce2" table:formula="of:=MOD([.$A35]; 6)=0" office:value-type="boolean" office:boolean-value="false" calcext:value-type="boolean">
            <text:p>ЛОЖЬ</text:p>
          </table:table-cell>
          <table:table-cell table:style-name="ce2" table:formula="of:=MOD([.$A35]; 9)&lt;&gt;0" office:value-type="boolean" office:boolean-value="true" calcext:value-type="boolean">
            <text:p>ИСТИНА</text:p>
          </table:table-cell>
          <table:table-cell table:style-name="ce2" table:formula="of:=[.C35]&lt;=[.D35]" office:value-type="boolean" office:boolean-value="true" calcext:value-type="boolean">
            <text:p>ИСТИНА</text:p>
          </table:table-cell>
          <table:table-cell table:style-name="ce2" table:formula="of:=[.B35]&lt;=[.E35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MOD([.$A36]; [.$G$2])&lt;&gt;0" office:value-type="boolean" office:boolean-value="true" calcext:value-type="boolean">
            <text:p>ИСТИНА</text:p>
          </table:table-cell>
          <table:table-cell table:style-name="ce2" table:formula="of:=MOD([.$A36]; 6)=0" office:value-type="boolean" office:boolean-value="false" calcext:value-type="boolean">
            <text:p>ЛОЖЬ</text:p>
          </table:table-cell>
          <table:table-cell table:style-name="ce2" table:formula="of:=MOD([.$A36]; 9)&lt;&gt;0" office:value-type="boolean" office:boolean-value="true" calcext:value-type="boolean">
            <text:p>ИСТИНА</text:p>
          </table:table-cell>
          <table:table-cell table:style-name="ce2" table:formula="of:=[.C36]&lt;=[.D36]" office:value-type="boolean" office:boolean-value="true" calcext:value-type="boolean">
            <text:p>ИСТИНА</text:p>
          </table:table-cell>
          <table:table-cell table:style-name="ce2" table:formula="of:=[.B36]&lt;=[.E3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MOD([.$A37]; [.$G$2])&lt;&gt;0" office:value-type="boolean" office:boolean-value="false" calcext:value-type="boolean">
            <text:p>ЛОЖЬ</text:p>
          </table:table-cell>
          <table:table-cell table:style-name="ce2" table:formula="of:=MOD([.$A37]; 6)=0" office:value-type="boolean" office:boolean-value="true" calcext:value-type="boolean">
            <text:p>ИСТИНА</text:p>
          </table:table-cell>
          <table:table-cell table:style-name="ce2" table:formula="of:=MOD([.$A37]; 9)&lt;&gt;0" office:value-type="boolean" office:boolean-value="false" calcext:value-type="boolean">
            <text:p>ЛОЖЬ</text:p>
          </table:table-cell>
          <table:table-cell table:style-name="ce2" table:formula="of:=[.C37]&lt;=[.D37]" office:value-type="boolean" office:boolean-value="false" calcext:value-type="boolean">
            <text:p>ЛОЖЬ</text:p>
          </table:table-cell>
          <table:table-cell table:style-name="ce2" table:formula="of:=[.B37]&lt;=[.E3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MOD([.$A38]; [.$G$2])&lt;&gt;0" office:value-type="boolean" office:boolean-value="true" calcext:value-type="boolean">
            <text:p>ИСТИНА</text:p>
          </table:table-cell>
          <table:table-cell table:style-name="ce2" table:formula="of:=MOD([.$A38]; 6)=0" office:value-type="boolean" office:boolean-value="false" calcext:value-type="boolean">
            <text:p>ЛОЖЬ</text:p>
          </table:table-cell>
          <table:table-cell table:style-name="ce2" table:formula="of:=MOD([.$A38]; 9)&lt;&gt;0" office:value-type="boolean" office:boolean-value="true" calcext:value-type="boolean">
            <text:p>ИСТИНА</text:p>
          </table:table-cell>
          <table:table-cell table:style-name="ce2" table:formula="of:=[.C38]&lt;=[.D38]" office:value-type="boolean" office:boolean-value="true" calcext:value-type="boolean">
            <text:p>ИСТИНА</text:p>
          </table:table-cell>
          <table:table-cell table:style-name="ce2" table:formula="of:=[.B38]&lt;=[.E3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MOD([.$A39]; [.$G$2])&lt;&gt;0" office:value-type="boolean" office:boolean-value="true" calcext:value-type="boolean">
            <text:p>ИСТИНА</text:p>
          </table:table-cell>
          <table:table-cell table:style-name="ce2" table:formula="of:=MOD([.$A39]; 6)=0" office:value-type="boolean" office:boolean-value="false" calcext:value-type="boolean">
            <text:p>ЛОЖЬ</text:p>
          </table:table-cell>
          <table:table-cell table:style-name="ce2" table:formula="of:=MOD([.$A39]; 9)&lt;&gt;0" office:value-type="boolean" office:boolean-value="true" calcext:value-type="boolean">
            <text:p>ИСТИНА</text:p>
          </table:table-cell>
          <table:table-cell table:style-name="ce2" table:formula="of:=[.C39]&lt;=[.D39]" office:value-type="boolean" office:boolean-value="true" calcext:value-type="boolean">
            <text:p>ИСТИНА</text:p>
          </table:table-cell>
          <table:table-cell table:style-name="ce2" table:formula="of:=[.B39]&lt;=[.E3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MOD([.$A40]; [.$G$2])&lt;&gt;0" office:value-type="boolean" office:boolean-value="true" calcext:value-type="boolean">
            <text:p>ИСТИНА</text:p>
          </table:table-cell>
          <table:table-cell table:style-name="ce2" table:formula="of:=MOD([.$A40]; 6)=0" office:value-type="boolean" office:boolean-value="false" calcext:value-type="boolean">
            <text:p>ЛОЖЬ</text:p>
          </table:table-cell>
          <table:table-cell table:style-name="ce2" table:formula="of:=MOD([.$A40]; 9)&lt;&gt;0" office:value-type="boolean" office:boolean-value="true" calcext:value-type="boolean">
            <text:p>ИСТИНА</text:p>
          </table:table-cell>
          <table:table-cell table:style-name="ce2" table:formula="of:=[.C40]&lt;=[.D40]" office:value-type="boolean" office:boolean-value="true" calcext:value-type="boolean">
            <text:p>ИСТИНА</text:p>
          </table:table-cell>
          <table:table-cell table:style-name="ce2" table:formula="of:=[.B40]&lt;=[.E4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MOD([.$A41]; [.$G$2])&lt;&gt;0" office:value-type="boolean" office:boolean-value="true" calcext:value-type="boolean">
            <text:p>ИСТИНА</text:p>
          </table:table-cell>
          <table:table-cell table:style-name="ce2" table:formula="of:=MOD([.$A41]; 6)=0" office:value-type="boolean" office:boolean-value="false" calcext:value-type="boolean">
            <text:p>ЛОЖЬ</text:p>
          </table:table-cell>
          <table:table-cell table:style-name="ce2" table:formula="of:=MOD([.$A41]; 9)&lt;&gt;0" office:value-type="boolean" office:boolean-value="true" calcext:value-type="boolean">
            <text:p>ИСТИНА</text:p>
          </table:table-cell>
          <table:table-cell table:style-name="ce2" table:formula="of:=[.C41]&lt;=[.D41]" office:value-type="boolean" office:boolean-value="true" calcext:value-type="boolean">
            <text:p>ИСТИНА</text:p>
          </table:table-cell>
          <table:table-cell table:style-name="ce2" table:formula="of:=[.B41]&lt;=[.E4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MOD([.$A42]; [.$G$2])&lt;&gt;0" office:value-type="boolean" office:boolean-value="true" calcext:value-type="boolean">
            <text:p>ИСТИНА</text:p>
          </table:table-cell>
          <table:table-cell table:style-name="ce2" table:formula="of:=MOD([.$A42]; 6)=0" office:value-type="boolean" office:boolean-value="false" calcext:value-type="boolean">
            <text:p>ЛОЖЬ</text:p>
          </table:table-cell>
          <table:table-cell table:style-name="ce2" table:formula="of:=MOD([.$A42]; 9)&lt;&gt;0" office:value-type="boolean" office:boolean-value="true" calcext:value-type="boolean">
            <text:p>ИСТИНА</text:p>
          </table:table-cell>
          <table:table-cell table:style-name="ce2" table:formula="of:=[.C42]&lt;=[.D42]" office:value-type="boolean" office:boolean-value="true" calcext:value-type="boolean">
            <text:p>ИСТИНА</text:p>
          </table:table-cell>
          <table:table-cell table:style-name="ce2" table:formula="of:=[.B42]&lt;=[.E42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MOD([.$A43]; [.$G$2])&lt;&gt;0" office:value-type="boolean" office:boolean-value="true" calcext:value-type="boolean">
            <text:p>ИСТИНА</text:p>
          </table:table-cell>
          <table:table-cell table:style-name="ce2" table:formula="of:=MOD([.$A43]; 6)=0" office:value-type="boolean" office:boolean-value="true" calcext:value-type="boolean">
            <text:p>ИСТИНА</text:p>
          </table:table-cell>
          <table:table-cell table:style-name="ce2" table:formula="of:=MOD([.$A43]; 9)&lt;&gt;0" office:value-type="boolean" office:boolean-value="true" calcext:value-type="boolean">
            <text:p>ИСТИНА</text:p>
          </table:table-cell>
          <table:table-cell table:style-name="ce2" table:formula="of:=[.C43]&lt;=[.D43]" office:value-type="boolean" office:boolean-value="true" calcext:value-type="boolean">
            <text:p>ИСТИНА</text:p>
          </table:table-cell>
          <table:table-cell table:style-name="ce2" table:formula="of:=[.B43]&lt;=[.E4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MOD([.$A44]; [.$G$2])&lt;&gt;0" office:value-type="boolean" office:boolean-value="true" calcext:value-type="boolean">
            <text:p>ИСТИНА</text:p>
          </table:table-cell>
          <table:table-cell table:style-name="ce2" table:formula="of:=MOD([.$A44]; 6)=0" office:value-type="boolean" office:boolean-value="false" calcext:value-type="boolean">
            <text:p>ЛОЖЬ</text:p>
          </table:table-cell>
          <table:table-cell table:style-name="ce2" table:formula="of:=MOD([.$A44]; 9)&lt;&gt;0" office:value-type="boolean" office:boolean-value="true" calcext:value-type="boolean">
            <text:p>ИСТИНА</text:p>
          </table:table-cell>
          <table:table-cell table:style-name="ce2" table:formula="of:=[.C44]&lt;=[.D44]" office:value-type="boolean" office:boolean-value="true" calcext:value-type="boolean">
            <text:p>ИСТИНА</text:p>
          </table:table-cell>
          <table:table-cell table:style-name="ce2" table:formula="of:=[.B44]&lt;=[.E44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MOD([.$A45]; [.$G$2])&lt;&gt;0" office:value-type="boolean" office:boolean-value="true" calcext:value-type="boolean">
            <text:p>ИСТИНА</text:p>
          </table:table-cell>
          <table:table-cell table:style-name="ce2" table:formula="of:=MOD([.$A45]; 6)=0" office:value-type="boolean" office:boolean-value="false" calcext:value-type="boolean">
            <text:p>ЛОЖЬ</text:p>
          </table:table-cell>
          <table:table-cell table:style-name="ce2" table:formula="of:=MOD([.$A45]; 9)&lt;&gt;0" office:value-type="boolean" office:boolean-value="true" calcext:value-type="boolean">
            <text:p>ИСТИНА</text:p>
          </table:table-cell>
          <table:table-cell table:style-name="ce2" table:formula="of:=[.C45]&lt;=[.D45]" office:value-type="boolean" office:boolean-value="true" calcext:value-type="boolean">
            <text:p>ИСТИНА</text:p>
          </table:table-cell>
          <table:table-cell table:style-name="ce2" table:formula="of:=[.B45]&lt;=[.E45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MOD([.$A46]; [.$G$2])&lt;&gt;0" office:value-type="boolean" office:boolean-value="true" calcext:value-type="boolean">
            <text:p>ИСТИНА</text:p>
          </table:table-cell>
          <table:table-cell table:style-name="ce2" table:formula="of:=MOD([.$A46]; 6)=0" office:value-type="boolean" office:boolean-value="false" calcext:value-type="boolean">
            <text:p>ЛОЖЬ</text:p>
          </table:table-cell>
          <table:table-cell table:style-name="ce2" table:formula="of:=MOD([.$A46]; 9)&lt;&gt;0" office:value-type="boolean" office:boolean-value="false" calcext:value-type="boolean">
            <text:p>ЛОЖЬ</text:p>
          </table:table-cell>
          <table:table-cell table:style-name="ce2" table:formula="of:=[.C46]&lt;=[.D46]" office:value-type="boolean" office:boolean-value="true" calcext:value-type="boolean">
            <text:p>ИСТИНА</text:p>
          </table:table-cell>
          <table:table-cell table:style-name="ce2" table:formula="of:=[.B46]&lt;=[.E4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MOD([.$A47]; [.$G$2])&lt;&gt;0" office:value-type="boolean" office:boolean-value="true" calcext:value-type="boolean">
            <text:p>ИСТИНА</text:p>
          </table:table-cell>
          <table:table-cell table:style-name="ce2" table:formula="of:=MOD([.$A47]; 6)=0" office:value-type="boolean" office:boolean-value="false" calcext:value-type="boolean">
            <text:p>ЛОЖЬ</text:p>
          </table:table-cell>
          <table:table-cell table:style-name="ce2" table:formula="of:=MOD([.$A47]; 9)&lt;&gt;0" office:value-type="boolean" office:boolean-value="true" calcext:value-type="boolean">
            <text:p>ИСТИНА</text:p>
          </table:table-cell>
          <table:table-cell table:style-name="ce2" table:formula="of:=[.C47]&lt;=[.D47]" office:value-type="boolean" office:boolean-value="true" calcext:value-type="boolean">
            <text:p>ИСТИНА</text:p>
          </table:table-cell>
          <table:table-cell table:style-name="ce2" table:formula="of:=[.B47]&lt;=[.E4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MOD([.$A48]; [.$G$2])&lt;&gt;0" office:value-type="boolean" office:boolean-value="true" calcext:value-type="boolean">
            <text:p>ИСТИНА</text:p>
          </table:table-cell>
          <table:table-cell table:style-name="ce2" table:formula="of:=MOD([.$A48]; 6)=0" office:value-type="boolean" office:boolean-value="false" calcext:value-type="boolean">
            <text:p>ЛОЖЬ</text:p>
          </table:table-cell>
          <table:table-cell table:style-name="ce2" table:formula="of:=MOD([.$A48]; 9)&lt;&gt;0" office:value-type="boolean" office:boolean-value="true" calcext:value-type="boolean">
            <text:p>ИСТИНА</text:p>
          </table:table-cell>
          <table:table-cell table:style-name="ce2" table:formula="of:=[.C48]&lt;=[.D48]" office:value-type="boolean" office:boolean-value="true" calcext:value-type="boolean">
            <text:p>ИСТИНА</text:p>
          </table:table-cell>
          <table:table-cell table:style-name="ce2" table:formula="of:=[.B48]&lt;=[.E4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MOD([.$A49]; [.$G$2])&lt;&gt;0" office:value-type="boolean" office:boolean-value="true" calcext:value-type="boolean">
            <text:p>ИСТИНА</text:p>
          </table:table-cell>
          <table:table-cell table:style-name="ce2" table:formula="of:=MOD([.$A49]; 6)=0" office:value-type="boolean" office:boolean-value="true" calcext:value-type="boolean">
            <text:p>ИСТИНА</text:p>
          </table:table-cell>
          <table:table-cell table:style-name="ce2" table:formula="of:=MOD([.$A49]; 9)&lt;&gt;0" office:value-type="boolean" office:boolean-value="true" calcext:value-type="boolean">
            <text:p>ИСТИНА</text:p>
          </table:table-cell>
          <table:table-cell table:style-name="ce2" table:formula="of:=[.C49]&lt;=[.D49]" office:value-type="boolean" office:boolean-value="true" calcext:value-type="boolean">
            <text:p>ИСТИНА</text:p>
          </table:table-cell>
          <table:table-cell table:style-name="ce2" table:formula="of:=[.B49]&lt;=[.E4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MOD([.$A50]; [.$G$2])&lt;&gt;0" office:value-type="boolean" office:boolean-value="true" calcext:value-type="boolean">
            <text:p>ИСТИНА</text:p>
          </table:table-cell>
          <table:table-cell table:style-name="ce2" table:formula="of:=MOD([.$A50]; 6)=0" office:value-type="boolean" office:boolean-value="false" calcext:value-type="boolean">
            <text:p>ЛОЖЬ</text:p>
          </table:table-cell>
          <table:table-cell table:style-name="ce2" table:formula="of:=MOD([.$A50]; 9)&lt;&gt;0" office:value-type="boolean" office:boolean-value="true" calcext:value-type="boolean">
            <text:p>ИСТИНА</text:p>
          </table:table-cell>
          <table:table-cell table:style-name="ce2" table:formula="of:=[.C50]&lt;=[.D50]" office:value-type="boolean" office:boolean-value="true" calcext:value-type="boolean">
            <text:p>ИСТИНА</text:p>
          </table:table-cell>
          <table:table-cell table:style-name="ce2" table:formula="of:=[.B50]&lt;=[.E5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MOD([.$A51]; [.$G$2])&lt;&gt;0" office:value-type="boolean" office:boolean-value="true" calcext:value-type="boolean">
            <text:p>ИСТИНА</text:p>
          </table:table-cell>
          <table:table-cell table:style-name="ce2" table:formula="of:=MOD([.$A51]; 6)=0" office:value-type="boolean" office:boolean-value="false" calcext:value-type="boolean">
            <text:p>ЛОЖЬ</text:p>
          </table:table-cell>
          <table:table-cell table:style-name="ce2" table:formula="of:=MOD([.$A51]; 9)&lt;&gt;0" office:value-type="boolean" office:boolean-value="true" calcext:value-type="boolean">
            <text:p>ИСТИНА</text:p>
          </table:table-cell>
          <table:table-cell table:style-name="ce2" table:formula="of:=[.C51]&lt;=[.D51]" office:value-type="boolean" office:boolean-value="true" calcext:value-type="boolean">
            <text:p>ИСТИНА</text:p>
          </table:table-cell>
          <table:table-cell table:style-name="ce2" table:formula="of:=[.B51]&lt;=[.E5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MOD([.$A52]; [.$G$2])&lt;&gt;0" office:value-type="boolean" office:boolean-value="true" calcext:value-type="boolean">
            <text:p>ИСТИНА</text:p>
          </table:table-cell>
          <table:table-cell table:style-name="ce2" table:formula="of:=MOD([.$A52]; 6)=0" office:value-type="boolean" office:boolean-value="false" calcext:value-type="boolean">
            <text:p>ЛОЖЬ</text:p>
          </table:table-cell>
          <table:table-cell table:style-name="ce2" table:formula="of:=MOD([.$A52]; 9)&lt;&gt;0" office:value-type="boolean" office:boolean-value="true" calcext:value-type="boolean">
            <text:p>ИСТИНА</text:p>
          </table:table-cell>
          <table:table-cell table:style-name="ce2" table:formula="of:=[.C52]&lt;=[.D52]" office:value-type="boolean" office:boolean-value="true" calcext:value-type="boolean">
            <text:p>ИСТИНА</text:p>
          </table:table-cell>
          <table:table-cell table:style-name="ce2" table:formula="of:=[.B52]&lt;=[.E52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MOD([.$A53]; [.$G$2])&lt;&gt;0" office:value-type="boolean" office:boolean-value="true" calcext:value-type="boolean">
            <text:p>ИСТИНА</text:p>
          </table:table-cell>
          <table:table-cell table:style-name="ce2" table:formula="of:=MOD([.$A53]; 6)=0" office:value-type="boolean" office:boolean-value="false" calcext:value-type="boolean">
            <text:p>ЛОЖЬ</text:p>
          </table:table-cell>
          <table:table-cell table:style-name="ce2" table:formula="of:=MOD([.$A53]; 9)&lt;&gt;0" office:value-type="boolean" office:boolean-value="true" calcext:value-type="boolean">
            <text:p>ИСТИНА</text:p>
          </table:table-cell>
          <table:table-cell table:style-name="ce2" table:formula="of:=[.C53]&lt;=[.D53]" office:value-type="boolean" office:boolean-value="true" calcext:value-type="boolean">
            <text:p>ИСТИНА</text:p>
          </table:table-cell>
          <table:table-cell table:style-name="ce2" table:formula="of:=[.B53]&lt;=[.E5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MOD([.$A54]; [.$G$2])&lt;&gt;0" office:value-type="boolean" office:boolean-value="true" calcext:value-type="boolean">
            <text:p>ИСТИНА</text:p>
          </table:table-cell>
          <table:table-cell table:style-name="ce2" table:formula="of:=MOD([.$A54]; 6)=0" office:value-type="boolean" office:boolean-value="false" calcext:value-type="boolean">
            <text:p>ЛОЖЬ</text:p>
          </table:table-cell>
          <table:table-cell table:style-name="ce2" table:formula="of:=MOD([.$A54]; 9)&lt;&gt;0" office:value-type="boolean" office:boolean-value="true" calcext:value-type="boolean">
            <text:p>ИСТИНА</text:p>
          </table:table-cell>
          <table:table-cell table:style-name="ce2" table:formula="of:=[.C54]&lt;=[.D54]" office:value-type="boolean" office:boolean-value="true" calcext:value-type="boolean">
            <text:p>ИСТИНА</text:p>
          </table:table-cell>
          <table:table-cell table:style-name="ce2" table:formula="of:=[.B54]&lt;=[.E54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MOD([.$A55]; [.$G$2])&lt;&gt;0" office:value-type="boolean" office:boolean-value="false" calcext:value-type="boolean">
            <text:p>ЛОЖЬ</text:p>
          </table:table-cell>
          <table:table-cell table:style-name="ce2" table:formula="of:=MOD([.$A55]; 6)=0" office:value-type="boolean" office:boolean-value="true" calcext:value-type="boolean">
            <text:p>ИСТИНА</text:p>
          </table:table-cell>
          <table:table-cell table:style-name="ce2" table:formula="of:=MOD([.$A55]; 9)&lt;&gt;0" office:value-type="boolean" office:boolean-value="false" calcext:value-type="boolean">
            <text:p>ЛОЖЬ</text:p>
          </table:table-cell>
          <table:table-cell table:style-name="ce2" table:formula="of:=[.C55]&lt;=[.D55]" office:value-type="boolean" office:boolean-value="false" calcext:value-type="boolean">
            <text:p>ЛОЖЬ</text:p>
          </table:table-cell>
          <table:table-cell table:style-name="ce2" table:formula="of:=[.B55]&lt;=[.E55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MOD([.$A56]; [.$G$2])&lt;&gt;0" office:value-type="boolean" office:boolean-value="true" calcext:value-type="boolean">
            <text:p>ИСТИНА</text:p>
          </table:table-cell>
          <table:table-cell table:style-name="ce2" table:formula="of:=MOD([.$A56]; 6)=0" office:value-type="boolean" office:boolean-value="false" calcext:value-type="boolean">
            <text:p>ЛОЖЬ</text:p>
          </table:table-cell>
          <table:table-cell table:style-name="ce2" table:formula="of:=MOD([.$A56]; 9)&lt;&gt;0" office:value-type="boolean" office:boolean-value="true" calcext:value-type="boolean">
            <text:p>ИСТИНА</text:p>
          </table:table-cell>
          <table:table-cell table:style-name="ce2" table:formula="of:=[.C56]&lt;=[.D56]" office:value-type="boolean" office:boolean-value="true" calcext:value-type="boolean">
            <text:p>ИСТИНА</text:p>
          </table:table-cell>
          <table:table-cell table:style-name="ce2" table:formula="of:=[.B56]&lt;=[.E5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MOD([.$A57]; [.$G$2])&lt;&gt;0" office:value-type="boolean" office:boolean-value="true" calcext:value-type="boolean">
            <text:p>ИСТИНА</text:p>
          </table:table-cell>
          <table:table-cell table:style-name="ce2" table:formula="of:=MOD([.$A57]; 6)=0" office:value-type="boolean" office:boolean-value="false" calcext:value-type="boolean">
            <text:p>ЛОЖЬ</text:p>
          </table:table-cell>
          <table:table-cell table:style-name="ce2" table:formula="of:=MOD([.$A57]; 9)&lt;&gt;0" office:value-type="boolean" office:boolean-value="true" calcext:value-type="boolean">
            <text:p>ИСТИНА</text:p>
          </table:table-cell>
          <table:table-cell table:style-name="ce2" table:formula="of:=[.C57]&lt;=[.D57]" office:value-type="boolean" office:boolean-value="true" calcext:value-type="boolean">
            <text:p>ИСТИНА</text:p>
          </table:table-cell>
          <table:table-cell table:style-name="ce2" table:formula="of:=[.B57]&lt;=[.E5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MOD([.$A58]; [.$G$2])&lt;&gt;0" office:value-type="boolean" office:boolean-value="true" calcext:value-type="boolean">
            <text:p>ИСТИНА</text:p>
          </table:table-cell>
          <table:table-cell table:style-name="ce2" table:formula="of:=MOD([.$A58]; 6)=0" office:value-type="boolean" office:boolean-value="false" calcext:value-type="boolean">
            <text:p>ЛОЖЬ</text:p>
          </table:table-cell>
          <table:table-cell table:style-name="ce2" table:formula="of:=MOD([.$A58]; 9)&lt;&gt;0" office:value-type="boolean" office:boolean-value="true" calcext:value-type="boolean">
            <text:p>ИСТИНА</text:p>
          </table:table-cell>
          <table:table-cell table:style-name="ce2" table:formula="of:=[.C58]&lt;=[.D58]" office:value-type="boolean" office:boolean-value="true" calcext:value-type="boolean">
            <text:p>ИСТИНА</text:p>
          </table:table-cell>
          <table:table-cell table:style-name="ce2" table:formula="of:=[.B58]&lt;=[.E5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MOD([.$A59]; [.$G$2])&lt;&gt;0" office:value-type="boolean" office:boolean-value="true" calcext:value-type="boolean">
            <text:p>ИСТИНА</text:p>
          </table:table-cell>
          <table:table-cell table:style-name="ce2" table:formula="of:=MOD([.$A59]; 6)=0" office:value-type="boolean" office:boolean-value="false" calcext:value-type="boolean">
            <text:p>ЛОЖЬ</text:p>
          </table:table-cell>
          <table:table-cell table:style-name="ce2" table:formula="of:=MOD([.$A59]; 9)&lt;&gt;0" office:value-type="boolean" office:boolean-value="true" calcext:value-type="boolean">
            <text:p>ИСТИНА</text:p>
          </table:table-cell>
          <table:table-cell table:style-name="ce2" table:formula="of:=[.C59]&lt;=[.D59]" office:value-type="boolean" office:boolean-value="true" calcext:value-type="boolean">
            <text:p>ИСТИНА</text:p>
          </table:table-cell>
          <table:table-cell table:style-name="ce2" table:formula="of:=[.B59]&lt;=[.E5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MOD([.$A60]; [.$G$2])&lt;&gt;0" office:value-type="boolean" office:boolean-value="true" calcext:value-type="boolean">
            <text:p>ИСТИНА</text:p>
          </table:table-cell>
          <table:table-cell table:style-name="ce2" table:formula="of:=MOD([.$A60]; 6)=0" office:value-type="boolean" office:boolean-value="false" calcext:value-type="boolean">
            <text:p>ЛОЖЬ</text:p>
          </table:table-cell>
          <table:table-cell table:style-name="ce2" table:formula="of:=MOD([.$A60]; 9)&lt;&gt;0" office:value-type="boolean" office:boolean-value="true" calcext:value-type="boolean">
            <text:p>ИСТИНА</text:p>
          </table:table-cell>
          <table:table-cell table:style-name="ce2" table:formula="of:=[.C60]&lt;=[.D60]" office:value-type="boolean" office:boolean-value="true" calcext:value-type="boolean">
            <text:p>ИСТИНА</text:p>
          </table:table-cell>
          <table:table-cell table:style-name="ce2" table:formula="of:=[.B60]&lt;=[.E6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MOD([.$A61]; [.$G$2])&lt;&gt;0" office:value-type="boolean" office:boolean-value="true" calcext:value-type="boolean">
            <text:p>ИСТИНА</text:p>
          </table:table-cell>
          <table:table-cell table:style-name="ce2" table:formula="of:=MOD([.$A61]; 6)=0" office:value-type="boolean" office:boolean-value="true" calcext:value-type="boolean">
            <text:p>ИСТИНА</text:p>
          </table:table-cell>
          <table:table-cell table:style-name="ce2" table:formula="of:=MOD([.$A61]; 9)&lt;&gt;0" office:value-type="boolean" office:boolean-value="true" calcext:value-type="boolean">
            <text:p>ИСТИНА</text:p>
          </table:table-cell>
          <table:table-cell table:style-name="ce2" table:formula="of:=[.C61]&lt;=[.D61]" office:value-type="boolean" office:boolean-value="true" calcext:value-type="boolean">
            <text:p>ИСТИНА</text:p>
          </table:table-cell>
          <table:table-cell table:style-name="ce2" table:formula="of:=[.B61]&lt;=[.E6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MOD([.$A62]; [.$G$2])&lt;&gt;0" office:value-type="boolean" office:boolean-value="true" calcext:value-type="boolean">
            <text:p>ИСТИНА</text:p>
          </table:table-cell>
          <table:table-cell table:style-name="ce2" table:formula="of:=MOD([.$A62]; 6)=0" office:value-type="boolean" office:boolean-value="false" calcext:value-type="boolean">
            <text:p>ЛОЖЬ</text:p>
          </table:table-cell>
          <table:table-cell table:style-name="ce2" table:formula="of:=MOD([.$A62]; 9)&lt;&gt;0" office:value-type="boolean" office:boolean-value="true" calcext:value-type="boolean">
            <text:p>ИСТИНА</text:p>
          </table:table-cell>
          <table:table-cell table:style-name="ce2" table:formula="of:=[.C62]&lt;=[.D62]" office:value-type="boolean" office:boolean-value="true" calcext:value-type="boolean">
            <text:p>ИСТИНА</text:p>
          </table:table-cell>
          <table:table-cell table:style-name="ce2" table:formula="of:=[.B62]&lt;=[.E62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MOD([.$A63]; [.$G$2])&lt;&gt;0" office:value-type="boolean" office:boolean-value="true" calcext:value-type="boolean">
            <text:p>ИСТИНА</text:p>
          </table:table-cell>
          <table:table-cell table:style-name="ce2" table:formula="of:=MOD([.$A63]; 6)=0" office:value-type="boolean" office:boolean-value="false" calcext:value-type="boolean">
            <text:p>ЛОЖЬ</text:p>
          </table:table-cell>
          <table:table-cell table:style-name="ce2" table:formula="of:=MOD([.$A63]; 9)&lt;&gt;0" office:value-type="boolean" office:boolean-value="true" calcext:value-type="boolean">
            <text:p>ИСТИНА</text:p>
          </table:table-cell>
          <table:table-cell table:style-name="ce2" table:formula="of:=[.C63]&lt;=[.D63]" office:value-type="boolean" office:boolean-value="true" calcext:value-type="boolean">
            <text:p>ИСТИНА</text:p>
          </table:table-cell>
          <table:table-cell table:style-name="ce2" table:formula="of:=[.B63]&lt;=[.E6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MOD([.$A64]; [.$G$2])&lt;&gt;0" office:value-type="boolean" office:boolean-value="true" calcext:value-type="boolean">
            <text:p>ИСТИНА</text:p>
          </table:table-cell>
          <table:table-cell table:style-name="ce2" table:formula="of:=MOD([.$A64]; 6)=0" office:value-type="boolean" office:boolean-value="false" calcext:value-type="boolean">
            <text:p>ЛОЖЬ</text:p>
          </table:table-cell>
          <table:table-cell table:style-name="ce2" table:formula="of:=MOD([.$A64]; 9)&lt;&gt;0" office:value-type="boolean" office:boolean-value="false" calcext:value-type="boolean">
            <text:p>ЛОЖЬ</text:p>
          </table:table-cell>
          <table:table-cell table:style-name="ce2" table:formula="of:=[.C64]&lt;=[.D64]" office:value-type="boolean" office:boolean-value="true" calcext:value-type="boolean">
            <text:p>ИСТИНА</text:p>
          </table:table-cell>
          <table:table-cell table:style-name="ce2" table:formula="of:=[.B64]&lt;=[.E64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MOD([.$A65]; [.$G$2])&lt;&gt;0" office:value-type="boolean" office:boolean-value="true" calcext:value-type="boolean">
            <text:p>ИСТИНА</text:p>
          </table:table-cell>
          <table:table-cell table:style-name="ce2" table:formula="of:=MOD([.$A65]; 6)=0" office:value-type="boolean" office:boolean-value="false" calcext:value-type="boolean">
            <text:p>ЛОЖЬ</text:p>
          </table:table-cell>
          <table:table-cell table:style-name="ce2" table:formula="of:=MOD([.$A65]; 9)&lt;&gt;0" office:value-type="boolean" office:boolean-value="true" calcext:value-type="boolean">
            <text:p>ИСТИНА</text:p>
          </table:table-cell>
          <table:table-cell table:style-name="ce2" table:formula="of:=[.C65]&lt;=[.D65]" office:value-type="boolean" office:boolean-value="true" calcext:value-type="boolean">
            <text:p>ИСТИНА</text:p>
          </table:table-cell>
          <table:table-cell table:style-name="ce2" table:formula="of:=[.B65]&lt;=[.E65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formula="of:=MOD([.$A66]; [.$G$2])&lt;&gt;0" office:value-type="boolean" office:boolean-value="true" calcext:value-type="boolean">
            <text:p>ИСТИНА</text:p>
          </table:table-cell>
          <table:table-cell table:style-name="ce2" table:formula="of:=MOD([.$A66]; 6)=0" office:value-type="boolean" office:boolean-value="false" calcext:value-type="boolean">
            <text:p>ЛОЖЬ</text:p>
          </table:table-cell>
          <table:table-cell table:style-name="ce2" table:formula="of:=MOD([.$A66]; 9)&lt;&gt;0" office:value-type="boolean" office:boolean-value="true" calcext:value-type="boolean">
            <text:p>ИСТИНА</text:p>
          </table:table-cell>
          <table:table-cell table:style-name="ce2" table:formula="of:=[.C66]&lt;=[.D66]" office:value-type="boolean" office:boolean-value="true" calcext:value-type="boolean">
            <text:p>ИСТИНА</text:p>
          </table:table-cell>
          <table:table-cell table:style-name="ce2" table:formula="of:=[.B66]&lt;=[.E6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table:formula="of:=MOD([.$A67]; [.$G$2])&lt;&gt;0" office:value-type="boolean" office:boolean-value="true" calcext:value-type="boolean">
            <text:p>ИСТИНА</text:p>
          </table:table-cell>
          <table:table-cell table:style-name="ce2" table:formula="of:=MOD([.$A67]; 6)=0" office:value-type="boolean" office:boolean-value="true" calcext:value-type="boolean">
            <text:p>ИСТИНА</text:p>
          </table:table-cell>
          <table:table-cell table:style-name="ce2" table:formula="of:=MOD([.$A67]; 9)&lt;&gt;0" office:value-type="boolean" office:boolean-value="true" calcext:value-type="boolean">
            <text:p>ИСТИНА</text:p>
          </table:table-cell>
          <table:table-cell table:style-name="ce2" table:formula="of:=[.C67]&lt;=[.D67]" office:value-type="boolean" office:boolean-value="true" calcext:value-type="boolean">
            <text:p>ИСТИНА</text:p>
          </table:table-cell>
          <table:table-cell table:style-name="ce2" table:formula="of:=[.B67]&lt;=[.E6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formula="of:=MOD([.$A68]; [.$G$2])&lt;&gt;0" office:value-type="boolean" office:boolean-value="true" calcext:value-type="boolean">
            <text:p>ИСТИНА</text:p>
          </table:table-cell>
          <table:table-cell table:style-name="ce2" table:formula="of:=MOD([.$A68]; 6)=0" office:value-type="boolean" office:boolean-value="false" calcext:value-type="boolean">
            <text:p>ЛОЖЬ</text:p>
          </table:table-cell>
          <table:table-cell table:style-name="ce2" table:formula="of:=MOD([.$A68]; 9)&lt;&gt;0" office:value-type="boolean" office:boolean-value="true" calcext:value-type="boolean">
            <text:p>ИСТИНА</text:p>
          </table:table-cell>
          <table:table-cell table:style-name="ce2" table:formula="of:=[.C68]&lt;=[.D68]" office:value-type="boolean" office:boolean-value="true" calcext:value-type="boolean">
            <text:p>ИСТИНА</text:p>
          </table:table-cell>
          <table:table-cell table:style-name="ce2" table:formula="of:=[.B68]&lt;=[.E6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table:formula="of:=MOD([.$A69]; [.$G$2])&lt;&gt;0" office:value-type="boolean" office:boolean-value="true" calcext:value-type="boolean">
            <text:p>ИСТИНА</text:p>
          </table:table-cell>
          <table:table-cell table:style-name="ce2" table:formula="of:=MOD([.$A69]; 6)=0" office:value-type="boolean" office:boolean-value="false" calcext:value-type="boolean">
            <text:p>ЛОЖЬ</text:p>
          </table:table-cell>
          <table:table-cell table:style-name="ce2" table:formula="of:=MOD([.$A69]; 9)&lt;&gt;0" office:value-type="boolean" office:boolean-value="true" calcext:value-type="boolean">
            <text:p>ИСТИНА</text:p>
          </table:table-cell>
          <table:table-cell table:style-name="ce2" table:formula="of:=[.C69]&lt;=[.D69]" office:value-type="boolean" office:boolean-value="true" calcext:value-type="boolean">
            <text:p>ИСТИНА</text:p>
          </table:table-cell>
          <table:table-cell table:style-name="ce2" table:formula="of:=[.B69]&lt;=[.E6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table:formula="of:=MOD([.$A70]; [.$G$2])&lt;&gt;0" office:value-type="boolean" office:boolean-value="true" calcext:value-type="boolean">
            <text:p>ИСТИНА</text:p>
          </table:table-cell>
          <table:table-cell table:style-name="ce2" table:formula="of:=MOD([.$A70]; 6)=0" office:value-type="boolean" office:boolean-value="false" calcext:value-type="boolean">
            <text:p>ЛОЖЬ</text:p>
          </table:table-cell>
          <table:table-cell table:style-name="ce2" table:formula="of:=MOD([.$A70]; 9)&lt;&gt;0" office:value-type="boolean" office:boolean-value="true" calcext:value-type="boolean">
            <text:p>ИСТИНА</text:p>
          </table:table-cell>
          <table:table-cell table:style-name="ce2" table:formula="of:=[.C70]&lt;=[.D70]" office:value-type="boolean" office:boolean-value="true" calcext:value-type="boolean">
            <text:p>ИСТИНА</text:p>
          </table:table-cell>
          <table:table-cell table:style-name="ce2" table:formula="of:=[.B70]&lt;=[.E7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MOD([.$A71]; [.$G$2])&lt;&gt;0" office:value-type="boolean" office:boolean-value="true" calcext:value-type="boolean">
            <text:p>ИСТИНА</text:p>
          </table:table-cell>
          <table:table-cell table:style-name="ce2" table:formula="of:=MOD([.$A71]; 6)=0" office:value-type="boolean" office:boolean-value="false" calcext:value-type="boolean">
            <text:p>ЛОЖЬ</text:p>
          </table:table-cell>
          <table:table-cell table:style-name="ce2" table:formula="of:=MOD([.$A71]; 9)&lt;&gt;0" office:value-type="boolean" office:boolean-value="true" calcext:value-type="boolean">
            <text:p>ИСТИНА</text:p>
          </table:table-cell>
          <table:table-cell table:style-name="ce2" table:formula="of:=[.C71]&lt;=[.D71]" office:value-type="boolean" office:boolean-value="true" calcext:value-type="boolean">
            <text:p>ИСТИНА</text:p>
          </table:table-cell>
          <table:table-cell table:style-name="ce2" table:formula="of:=[.B71]&lt;=[.E7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table:formula="of:=MOD([.$A72]; [.$G$2])&lt;&gt;0" office:value-type="boolean" office:boolean-value="true" calcext:value-type="boolean">
            <text:p>ИСТИНА</text:p>
          </table:table-cell>
          <table:table-cell table:style-name="ce2" table:formula="of:=MOD([.$A72]; 6)=0" office:value-type="boolean" office:boolean-value="false" calcext:value-type="boolean">
            <text:p>ЛОЖЬ</text:p>
          </table:table-cell>
          <table:table-cell table:style-name="ce2" table:formula="of:=MOD([.$A72]; 9)&lt;&gt;0" office:value-type="boolean" office:boolean-value="true" calcext:value-type="boolean">
            <text:p>ИСТИНА</text:p>
          </table:table-cell>
          <table:table-cell table:style-name="ce2" table:formula="of:=[.C72]&lt;=[.D72]" office:value-type="boolean" office:boolean-value="true" calcext:value-type="boolean">
            <text:p>ИСТИНА</text:p>
          </table:table-cell>
          <table:table-cell table:style-name="ce2" table:formula="of:=[.B72]&lt;=[.E72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formula="of:=MOD([.$A73]; [.$G$2])&lt;&gt;0" office:value-type="boolean" office:boolean-value="false" calcext:value-type="boolean">
            <text:p>ЛОЖЬ</text:p>
          </table:table-cell>
          <table:table-cell table:style-name="ce2" table:formula="of:=MOD([.$A73]; 6)=0" office:value-type="boolean" office:boolean-value="true" calcext:value-type="boolean">
            <text:p>ИСТИНА</text:p>
          </table:table-cell>
          <table:table-cell table:style-name="ce2" table:formula="of:=MOD([.$A73]; 9)&lt;&gt;0" office:value-type="boolean" office:boolean-value="false" calcext:value-type="boolean">
            <text:p>ЛОЖЬ</text:p>
          </table:table-cell>
          <table:table-cell table:style-name="ce2" table:formula="of:=[.C73]&lt;=[.D73]" office:value-type="boolean" office:boolean-value="false" calcext:value-type="boolean">
            <text:p>ЛОЖЬ</text:p>
          </table:table-cell>
          <table:table-cell table:style-name="ce2" table:formula="of:=[.B73]&lt;=[.E7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table:formula="of:=MOD([.$A74]; [.$G$2])&lt;&gt;0" office:value-type="boolean" office:boolean-value="true" calcext:value-type="boolean">
            <text:p>ИСТИНА</text:p>
          </table:table-cell>
          <table:table-cell table:style-name="ce2" table:formula="of:=MOD([.$A74]; 6)=0" office:value-type="boolean" office:boolean-value="false" calcext:value-type="boolean">
            <text:p>ЛОЖЬ</text:p>
          </table:table-cell>
          <table:table-cell table:style-name="ce2" table:formula="of:=MOD([.$A74]; 9)&lt;&gt;0" office:value-type="boolean" office:boolean-value="true" calcext:value-type="boolean">
            <text:p>ИСТИНА</text:p>
          </table:table-cell>
          <table:table-cell table:style-name="ce2" table:formula="of:=[.C74]&lt;=[.D74]" office:value-type="boolean" office:boolean-value="true" calcext:value-type="boolean">
            <text:p>ИСТИНА</text:p>
          </table:table-cell>
          <table:table-cell table:style-name="ce2" table:formula="of:=[.B74]&lt;=[.E74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table:formula="of:=MOD([.$A75]; [.$G$2])&lt;&gt;0" office:value-type="boolean" office:boolean-value="true" calcext:value-type="boolean">
            <text:p>ИСТИНА</text:p>
          </table:table-cell>
          <table:table-cell table:style-name="ce2" table:formula="of:=MOD([.$A75]; 6)=0" office:value-type="boolean" office:boolean-value="false" calcext:value-type="boolean">
            <text:p>ЛОЖЬ</text:p>
          </table:table-cell>
          <table:table-cell table:style-name="ce2" table:formula="of:=MOD([.$A75]; 9)&lt;&gt;0" office:value-type="boolean" office:boolean-value="true" calcext:value-type="boolean">
            <text:p>ИСТИНА</text:p>
          </table:table-cell>
          <table:table-cell table:style-name="ce2" table:formula="of:=[.C75]&lt;=[.D75]" office:value-type="boolean" office:boolean-value="true" calcext:value-type="boolean">
            <text:p>ИСТИНА</text:p>
          </table:table-cell>
          <table:table-cell table:style-name="ce2" table:formula="of:=[.B75]&lt;=[.E75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table:formula="of:=MOD([.$A76]; [.$G$2])&lt;&gt;0" office:value-type="boolean" office:boolean-value="true" calcext:value-type="boolean">
            <text:p>ИСТИНА</text:p>
          </table:table-cell>
          <table:table-cell table:style-name="ce2" table:formula="of:=MOD([.$A76]; 6)=0" office:value-type="boolean" office:boolean-value="false" calcext:value-type="boolean">
            <text:p>ЛОЖЬ</text:p>
          </table:table-cell>
          <table:table-cell table:style-name="ce2" table:formula="of:=MOD([.$A76]; 9)&lt;&gt;0" office:value-type="boolean" office:boolean-value="true" calcext:value-type="boolean">
            <text:p>ИСТИНА</text:p>
          </table:table-cell>
          <table:table-cell table:style-name="ce2" table:formula="of:=[.C76]&lt;=[.D76]" office:value-type="boolean" office:boolean-value="true" calcext:value-type="boolean">
            <text:p>ИСТИНА</text:p>
          </table:table-cell>
          <table:table-cell table:style-name="ce2" table:formula="of:=[.B76]&lt;=[.E7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table:formula="of:=MOD([.$A77]; [.$G$2])&lt;&gt;0" office:value-type="boolean" office:boolean-value="true" calcext:value-type="boolean">
            <text:p>ИСТИНА</text:p>
          </table:table-cell>
          <table:table-cell table:style-name="ce2" table:formula="of:=MOD([.$A77]; 6)=0" office:value-type="boolean" office:boolean-value="false" calcext:value-type="boolean">
            <text:p>ЛОЖЬ</text:p>
          </table:table-cell>
          <table:table-cell table:style-name="ce2" table:formula="of:=MOD([.$A77]; 9)&lt;&gt;0" office:value-type="boolean" office:boolean-value="true" calcext:value-type="boolean">
            <text:p>ИСТИНА</text:p>
          </table:table-cell>
          <table:table-cell table:style-name="ce2" table:formula="of:=[.C77]&lt;=[.D77]" office:value-type="boolean" office:boolean-value="true" calcext:value-type="boolean">
            <text:p>ИСТИНА</text:p>
          </table:table-cell>
          <table:table-cell table:style-name="ce2" table:formula="of:=[.B77]&lt;=[.E7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table:formula="of:=MOD([.$A78]; [.$G$2])&lt;&gt;0" office:value-type="boolean" office:boolean-value="true" calcext:value-type="boolean">
            <text:p>ИСТИНА</text:p>
          </table:table-cell>
          <table:table-cell table:style-name="ce2" table:formula="of:=MOD([.$A78]; 6)=0" office:value-type="boolean" office:boolean-value="false" calcext:value-type="boolean">
            <text:p>ЛОЖЬ</text:p>
          </table:table-cell>
          <table:table-cell table:style-name="ce2" table:formula="of:=MOD([.$A78]; 9)&lt;&gt;0" office:value-type="boolean" office:boolean-value="true" calcext:value-type="boolean">
            <text:p>ИСТИНА</text:p>
          </table:table-cell>
          <table:table-cell table:style-name="ce2" table:formula="of:=[.C78]&lt;=[.D78]" office:value-type="boolean" office:boolean-value="true" calcext:value-type="boolean">
            <text:p>ИСТИНА</text:p>
          </table:table-cell>
          <table:table-cell table:style-name="ce2" table:formula="of:=[.B78]&lt;=[.E7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table:formula="of:=MOD([.$A79]; [.$G$2])&lt;&gt;0" office:value-type="boolean" office:boolean-value="true" calcext:value-type="boolean">
            <text:p>ИСТИНА</text:p>
          </table:table-cell>
          <table:table-cell table:style-name="ce2" table:formula="of:=MOD([.$A79]; 6)=0" office:value-type="boolean" office:boolean-value="true" calcext:value-type="boolean">
            <text:p>ИСТИНА</text:p>
          </table:table-cell>
          <table:table-cell table:style-name="ce2" table:formula="of:=MOD([.$A79]; 9)&lt;&gt;0" office:value-type="boolean" office:boolean-value="true" calcext:value-type="boolean">
            <text:p>ИСТИНА</text:p>
          </table:table-cell>
          <table:table-cell table:style-name="ce2" table:formula="of:=[.C79]&lt;=[.D79]" office:value-type="boolean" office:boolean-value="true" calcext:value-type="boolean">
            <text:p>ИСТИНА</text:p>
          </table:table-cell>
          <table:table-cell table:style-name="ce2" table:formula="of:=[.B79]&lt;=[.E7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table:formula="of:=MOD([.$A80]; [.$G$2])&lt;&gt;0" office:value-type="boolean" office:boolean-value="true" calcext:value-type="boolean">
            <text:p>ИСТИНА</text:p>
          </table:table-cell>
          <table:table-cell table:style-name="ce2" table:formula="of:=MOD([.$A80]; 6)=0" office:value-type="boolean" office:boolean-value="false" calcext:value-type="boolean">
            <text:p>ЛОЖЬ</text:p>
          </table:table-cell>
          <table:table-cell table:style-name="ce2" table:formula="of:=MOD([.$A80]; 9)&lt;&gt;0" office:value-type="boolean" office:boolean-value="true" calcext:value-type="boolean">
            <text:p>ИСТИНА</text:p>
          </table:table-cell>
          <table:table-cell table:style-name="ce2" table:formula="of:=[.C80]&lt;=[.D80]" office:value-type="boolean" office:boolean-value="true" calcext:value-type="boolean">
            <text:p>ИСТИНА</text:p>
          </table:table-cell>
          <table:table-cell table:style-name="ce2" table:formula="of:=[.B80]&lt;=[.E8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MOD([.$A81]; [.$G$2])&lt;&gt;0" office:value-type="boolean" office:boolean-value="true" calcext:value-type="boolean">
            <text:p>ИСТИНА</text:p>
          </table:table-cell>
          <table:table-cell table:style-name="ce2" table:formula="of:=MOD([.$A81]; 6)=0" office:value-type="boolean" office:boolean-value="false" calcext:value-type="boolean">
            <text:p>ЛОЖЬ</text:p>
          </table:table-cell>
          <table:table-cell table:style-name="ce2" table:formula="of:=MOD([.$A81]; 9)&lt;&gt;0" office:value-type="boolean" office:boolean-value="true" calcext:value-type="boolean">
            <text:p>ИСТИНА</text:p>
          </table:table-cell>
          <table:table-cell table:style-name="ce2" table:formula="of:=[.C81]&lt;=[.D81]" office:value-type="boolean" office:boolean-value="true" calcext:value-type="boolean">
            <text:p>ИСТИНА</text:p>
          </table:table-cell>
          <table:table-cell table:style-name="ce2" table:formula="of:=[.B81]&lt;=[.E8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table:formula="of:=MOD([.$A82]; [.$G$2])&lt;&gt;0" office:value-type="boolean" office:boolean-value="true" calcext:value-type="boolean">
            <text:p>ИСТИНА</text:p>
          </table:table-cell>
          <table:table-cell table:style-name="ce2" table:formula="of:=MOD([.$A82]; 6)=0" office:value-type="boolean" office:boolean-value="false" calcext:value-type="boolean">
            <text:p>ЛОЖЬ</text:p>
          </table:table-cell>
          <table:table-cell table:style-name="ce2" table:formula="of:=MOD([.$A82]; 9)&lt;&gt;0" office:value-type="boolean" office:boolean-value="false" calcext:value-type="boolean">
            <text:p>ЛОЖЬ</text:p>
          </table:table-cell>
          <table:table-cell table:style-name="ce2" table:formula="of:=[.C82]&lt;=[.D82]" office:value-type="boolean" office:boolean-value="true" calcext:value-type="boolean">
            <text:p>ИСТИНА</text:p>
          </table:table-cell>
          <table:table-cell table:style-name="ce2" table:formula="of:=[.B82]&lt;=[.E82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table:formula="of:=MOD([.$A83]; [.$G$2])&lt;&gt;0" office:value-type="boolean" office:boolean-value="true" calcext:value-type="boolean">
            <text:p>ИСТИНА</text:p>
          </table:table-cell>
          <table:table-cell table:style-name="ce2" table:formula="of:=MOD([.$A83]; 6)=0" office:value-type="boolean" office:boolean-value="false" calcext:value-type="boolean">
            <text:p>ЛОЖЬ</text:p>
          </table:table-cell>
          <table:table-cell table:style-name="ce2" table:formula="of:=MOD([.$A83]; 9)&lt;&gt;0" office:value-type="boolean" office:boolean-value="true" calcext:value-type="boolean">
            <text:p>ИСТИНА</text:p>
          </table:table-cell>
          <table:table-cell table:style-name="ce2" table:formula="of:=[.C83]&lt;=[.D83]" office:value-type="boolean" office:boolean-value="true" calcext:value-type="boolean">
            <text:p>ИСТИНА</text:p>
          </table:table-cell>
          <table:table-cell table:style-name="ce2" table:formula="of:=[.B83]&lt;=[.E8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table:formula="of:=MOD([.$A84]; [.$G$2])&lt;&gt;0" office:value-type="boolean" office:boolean-value="true" calcext:value-type="boolean">
            <text:p>ИСТИНА</text:p>
          </table:table-cell>
          <table:table-cell table:style-name="ce2" table:formula="of:=MOD([.$A84]; 6)=0" office:value-type="boolean" office:boolean-value="false" calcext:value-type="boolean">
            <text:p>ЛОЖЬ</text:p>
          </table:table-cell>
          <table:table-cell table:style-name="ce2" table:formula="of:=MOD([.$A84]; 9)&lt;&gt;0" office:value-type="boolean" office:boolean-value="true" calcext:value-type="boolean">
            <text:p>ИСТИНА</text:p>
          </table:table-cell>
          <table:table-cell table:style-name="ce2" table:formula="of:=[.C84]&lt;=[.D84]" office:value-type="boolean" office:boolean-value="true" calcext:value-type="boolean">
            <text:p>ИСТИНА</text:p>
          </table:table-cell>
          <table:table-cell table:style-name="ce2" table:formula="of:=[.B84]&lt;=[.E84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formula="of:=MOD([.$A85]; [.$G$2])&lt;&gt;0" office:value-type="boolean" office:boolean-value="true" calcext:value-type="boolean">
            <text:p>ИСТИНА</text:p>
          </table:table-cell>
          <table:table-cell table:style-name="ce2" table:formula="of:=MOD([.$A85]; 6)=0" office:value-type="boolean" office:boolean-value="true" calcext:value-type="boolean">
            <text:p>ИСТИНА</text:p>
          </table:table-cell>
          <table:table-cell table:style-name="ce2" table:formula="of:=MOD([.$A85]; 9)&lt;&gt;0" office:value-type="boolean" office:boolean-value="true" calcext:value-type="boolean">
            <text:p>ИСТИНА</text:p>
          </table:table-cell>
          <table:table-cell table:style-name="ce2" table:formula="of:=[.C85]&lt;=[.D85]" office:value-type="boolean" office:boolean-value="true" calcext:value-type="boolean">
            <text:p>ИСТИНА</text:p>
          </table:table-cell>
          <table:table-cell table:style-name="ce2" table:formula="of:=[.B85]&lt;=[.E85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formula="of:=MOD([.$A86]; [.$G$2])&lt;&gt;0" office:value-type="boolean" office:boolean-value="true" calcext:value-type="boolean">
            <text:p>ИСТИНА</text:p>
          </table:table-cell>
          <table:table-cell table:style-name="ce2" table:formula="of:=MOD([.$A86]; 6)=0" office:value-type="boolean" office:boolean-value="false" calcext:value-type="boolean">
            <text:p>ЛОЖЬ</text:p>
          </table:table-cell>
          <table:table-cell table:style-name="ce2" table:formula="of:=MOD([.$A86]; 9)&lt;&gt;0" office:value-type="boolean" office:boolean-value="true" calcext:value-type="boolean">
            <text:p>ИСТИНА</text:p>
          </table:table-cell>
          <table:table-cell table:style-name="ce2" table:formula="of:=[.C86]&lt;=[.D86]" office:value-type="boolean" office:boolean-value="true" calcext:value-type="boolean">
            <text:p>ИСТИНА</text:p>
          </table:table-cell>
          <table:table-cell table:style-name="ce2" table:formula="of:=[.B86]&lt;=[.E8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formula="of:=MOD([.$A87]; [.$G$2])&lt;&gt;0" office:value-type="boolean" office:boolean-value="true" calcext:value-type="boolean">
            <text:p>ИСТИНА</text:p>
          </table:table-cell>
          <table:table-cell table:style-name="ce2" table:formula="of:=MOD([.$A87]; 6)=0" office:value-type="boolean" office:boolean-value="false" calcext:value-type="boolean">
            <text:p>ЛОЖЬ</text:p>
          </table:table-cell>
          <table:table-cell table:style-name="ce2" table:formula="of:=MOD([.$A87]; 9)&lt;&gt;0" office:value-type="boolean" office:boolean-value="true" calcext:value-type="boolean">
            <text:p>ИСТИНА</text:p>
          </table:table-cell>
          <table:table-cell table:style-name="ce2" table:formula="of:=[.C87]&lt;=[.D87]" office:value-type="boolean" office:boolean-value="true" calcext:value-type="boolean">
            <text:p>ИСТИНА</text:p>
          </table:table-cell>
          <table:table-cell table:style-name="ce2" table:formula="of:=[.B87]&lt;=[.E8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formula="of:=MOD([.$A88]; [.$G$2])&lt;&gt;0" office:value-type="boolean" office:boolean-value="true" calcext:value-type="boolean">
            <text:p>ИСТИНА</text:p>
          </table:table-cell>
          <table:table-cell table:style-name="ce2" table:formula="of:=MOD([.$A88]; 6)=0" office:value-type="boolean" office:boolean-value="false" calcext:value-type="boolean">
            <text:p>ЛОЖЬ</text:p>
          </table:table-cell>
          <table:table-cell table:style-name="ce2" table:formula="of:=MOD([.$A88]; 9)&lt;&gt;0" office:value-type="boolean" office:boolean-value="true" calcext:value-type="boolean">
            <text:p>ИСТИНА</text:p>
          </table:table-cell>
          <table:table-cell table:style-name="ce2" table:formula="of:=[.C88]&lt;=[.D88]" office:value-type="boolean" office:boolean-value="true" calcext:value-type="boolean">
            <text:p>ИСТИНА</text:p>
          </table:table-cell>
          <table:table-cell table:style-name="ce2" table:formula="of:=[.B88]&lt;=[.E8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formula="of:=MOD([.$A89]; [.$G$2])&lt;&gt;0" office:value-type="boolean" office:boolean-value="true" calcext:value-type="boolean">
            <text:p>ИСТИНА</text:p>
          </table:table-cell>
          <table:table-cell table:style-name="ce2" table:formula="of:=MOD([.$A89]; 6)=0" office:value-type="boolean" office:boolean-value="false" calcext:value-type="boolean">
            <text:p>ЛОЖЬ</text:p>
          </table:table-cell>
          <table:table-cell table:style-name="ce2" table:formula="of:=MOD([.$A89]; 9)&lt;&gt;0" office:value-type="boolean" office:boolean-value="true" calcext:value-type="boolean">
            <text:p>ИСТИНА</text:p>
          </table:table-cell>
          <table:table-cell table:style-name="ce2" table:formula="of:=[.C89]&lt;=[.D89]" office:value-type="boolean" office:boolean-value="true" calcext:value-type="boolean">
            <text:p>ИСТИНА</text:p>
          </table:table-cell>
          <table:table-cell table:style-name="ce2" table:formula="of:=[.B89]&lt;=[.E8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formula="of:=MOD([.$A90]; [.$G$2])&lt;&gt;0" office:value-type="boolean" office:boolean-value="true" calcext:value-type="boolean">
            <text:p>ИСТИНА</text:p>
          </table:table-cell>
          <table:table-cell table:style-name="ce2" table:formula="of:=MOD([.$A90]; 6)=0" office:value-type="boolean" office:boolean-value="false" calcext:value-type="boolean">
            <text:p>ЛОЖЬ</text:p>
          </table:table-cell>
          <table:table-cell table:style-name="ce2" table:formula="of:=MOD([.$A90]; 9)&lt;&gt;0" office:value-type="boolean" office:boolean-value="true" calcext:value-type="boolean">
            <text:p>ИСТИНА</text:p>
          </table:table-cell>
          <table:table-cell table:style-name="ce2" table:formula="of:=[.C90]&lt;=[.D90]" office:value-type="boolean" office:boolean-value="true" calcext:value-type="boolean">
            <text:p>ИСТИНА</text:p>
          </table:table-cell>
          <table:table-cell table:style-name="ce2" table:formula="of:=[.B90]&lt;=[.E9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MOD([.$A91]; [.$G$2])&lt;&gt;0" office:value-type="boolean" office:boolean-value="false" calcext:value-type="boolean">
            <text:p>ЛОЖЬ</text:p>
          </table:table-cell>
          <table:table-cell table:style-name="ce2" table:formula="of:=MOD([.$A91]; 6)=0" office:value-type="boolean" office:boolean-value="true" calcext:value-type="boolean">
            <text:p>ИСТИНА</text:p>
          </table:table-cell>
          <table:table-cell table:style-name="ce2" table:formula="of:=MOD([.$A91]; 9)&lt;&gt;0" office:value-type="boolean" office:boolean-value="false" calcext:value-type="boolean">
            <text:p>ЛОЖЬ</text:p>
          </table:table-cell>
          <table:table-cell table:style-name="ce2" table:formula="of:=[.C91]&lt;=[.D91]" office:value-type="boolean" office:boolean-value="false" calcext:value-type="boolean">
            <text:p>ЛОЖЬ</text:p>
          </table:table-cell>
          <table:table-cell table:style-name="ce2" table:formula="of:=[.B91]&lt;=[.E9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formula="of:=MOD([.$A92]; [.$G$2])&lt;&gt;0" office:value-type="boolean" office:boolean-value="true" calcext:value-type="boolean">
            <text:p>ИСТИНА</text:p>
          </table:table-cell>
          <table:table-cell table:style-name="ce2" table:formula="of:=MOD([.$A92]; 6)=0" office:value-type="boolean" office:boolean-value="false" calcext:value-type="boolean">
            <text:p>ЛОЖЬ</text:p>
          </table:table-cell>
          <table:table-cell table:style-name="ce2" table:formula="of:=MOD([.$A92]; 9)&lt;&gt;0" office:value-type="boolean" office:boolean-value="true" calcext:value-type="boolean">
            <text:p>ИСТИНА</text:p>
          </table:table-cell>
          <table:table-cell table:style-name="ce2" table:formula="of:=[.C92]&lt;=[.D92]" office:value-type="boolean" office:boolean-value="true" calcext:value-type="boolean">
            <text:p>ИСТИНА</text:p>
          </table:table-cell>
          <table:table-cell table:style-name="ce2" table:formula="of:=[.B92]&lt;=[.E92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formula="of:=MOD([.$A93]; [.$G$2])&lt;&gt;0" office:value-type="boolean" office:boolean-value="true" calcext:value-type="boolean">
            <text:p>ИСТИНА</text:p>
          </table:table-cell>
          <table:table-cell table:style-name="ce2" table:formula="of:=MOD([.$A93]; 6)=0" office:value-type="boolean" office:boolean-value="false" calcext:value-type="boolean">
            <text:p>ЛОЖЬ</text:p>
          </table:table-cell>
          <table:table-cell table:style-name="ce2" table:formula="of:=MOD([.$A93]; 9)&lt;&gt;0" office:value-type="boolean" office:boolean-value="true" calcext:value-type="boolean">
            <text:p>ИСТИНА</text:p>
          </table:table-cell>
          <table:table-cell table:style-name="ce2" table:formula="of:=[.C93]&lt;=[.D93]" office:value-type="boolean" office:boolean-value="true" calcext:value-type="boolean">
            <text:p>ИСТИНА</text:p>
          </table:table-cell>
          <table:table-cell table:style-name="ce2" table:formula="of:=[.B93]&lt;=[.E93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formula="of:=MOD([.$A94]; [.$G$2])&lt;&gt;0" office:value-type="boolean" office:boolean-value="true" calcext:value-type="boolean">
            <text:p>ИСТИНА</text:p>
          </table:table-cell>
          <table:table-cell table:style-name="ce2" table:formula="of:=MOD([.$A94]; 6)=0" office:value-type="boolean" office:boolean-value="false" calcext:value-type="boolean">
            <text:p>ЛОЖЬ</text:p>
          </table:table-cell>
          <table:table-cell table:style-name="ce2" table:formula="of:=MOD([.$A94]; 9)&lt;&gt;0" office:value-type="boolean" office:boolean-value="true" calcext:value-type="boolean">
            <text:p>ИСТИНА</text:p>
          </table:table-cell>
          <table:table-cell table:style-name="ce2" table:formula="of:=[.C94]&lt;=[.D94]" office:value-type="boolean" office:boolean-value="true" calcext:value-type="boolean">
            <text:p>ИСТИНА</text:p>
          </table:table-cell>
          <table:table-cell table:style-name="ce2" table:formula="of:=[.B94]&lt;=[.E94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formula="of:=MOD([.$A95]; [.$G$2])&lt;&gt;0" office:value-type="boolean" office:boolean-value="true" calcext:value-type="boolean">
            <text:p>ИСТИНА</text:p>
          </table:table-cell>
          <table:table-cell table:style-name="ce2" table:formula="of:=MOD([.$A95]; 6)=0" office:value-type="boolean" office:boolean-value="false" calcext:value-type="boolean">
            <text:p>ЛОЖЬ</text:p>
          </table:table-cell>
          <table:table-cell table:style-name="ce2" table:formula="of:=MOD([.$A95]; 9)&lt;&gt;0" office:value-type="boolean" office:boolean-value="true" calcext:value-type="boolean">
            <text:p>ИСТИНА</text:p>
          </table:table-cell>
          <table:table-cell table:style-name="ce2" table:formula="of:=[.C95]&lt;=[.D95]" office:value-type="boolean" office:boolean-value="true" calcext:value-type="boolean">
            <text:p>ИСТИНА</text:p>
          </table:table-cell>
          <table:table-cell table:style-name="ce2" table:formula="of:=[.B95]&lt;=[.E95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table:formula="of:=MOD([.$A96]; [.$G$2])&lt;&gt;0" office:value-type="boolean" office:boolean-value="true" calcext:value-type="boolean">
            <text:p>ИСТИНА</text:p>
          </table:table-cell>
          <table:table-cell table:style-name="ce2" table:formula="of:=MOD([.$A96]; 6)=0" office:value-type="boolean" office:boolean-value="false" calcext:value-type="boolean">
            <text:p>ЛОЖЬ</text:p>
          </table:table-cell>
          <table:table-cell table:style-name="ce2" table:formula="of:=MOD([.$A96]; 9)&lt;&gt;0" office:value-type="boolean" office:boolean-value="true" calcext:value-type="boolean">
            <text:p>ИСТИНА</text:p>
          </table:table-cell>
          <table:table-cell table:style-name="ce2" table:formula="of:=[.C96]&lt;=[.D96]" office:value-type="boolean" office:boolean-value="true" calcext:value-type="boolean">
            <text:p>ИСТИНА</text:p>
          </table:table-cell>
          <table:table-cell table:style-name="ce2" table:formula="of:=[.B96]&lt;=[.E96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formula="of:=MOD([.$A97]; [.$G$2])&lt;&gt;0" office:value-type="boolean" office:boolean-value="true" calcext:value-type="boolean">
            <text:p>ИСТИНА</text:p>
          </table:table-cell>
          <table:table-cell table:style-name="ce2" table:formula="of:=MOD([.$A97]; 6)=0" office:value-type="boolean" office:boolean-value="true" calcext:value-type="boolean">
            <text:p>ИСТИНА</text:p>
          </table:table-cell>
          <table:table-cell table:style-name="ce2" table:formula="of:=MOD([.$A97]; 9)&lt;&gt;0" office:value-type="boolean" office:boolean-value="true" calcext:value-type="boolean">
            <text:p>ИСТИНА</text:p>
          </table:table-cell>
          <table:table-cell table:style-name="ce2" table:formula="of:=[.C97]&lt;=[.D97]" office:value-type="boolean" office:boolean-value="true" calcext:value-type="boolean">
            <text:p>ИСТИНА</text:p>
          </table:table-cell>
          <table:table-cell table:style-name="ce2" table:formula="of:=[.B97]&lt;=[.E97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formula="of:=MOD([.$A98]; [.$G$2])&lt;&gt;0" office:value-type="boolean" office:boolean-value="true" calcext:value-type="boolean">
            <text:p>ИСТИНА</text:p>
          </table:table-cell>
          <table:table-cell table:style-name="ce2" table:formula="of:=MOD([.$A98]; 6)=0" office:value-type="boolean" office:boolean-value="false" calcext:value-type="boolean">
            <text:p>ЛОЖЬ</text:p>
          </table:table-cell>
          <table:table-cell table:style-name="ce2" table:formula="of:=MOD([.$A98]; 9)&lt;&gt;0" office:value-type="boolean" office:boolean-value="true" calcext:value-type="boolean">
            <text:p>ИСТИНА</text:p>
          </table:table-cell>
          <table:table-cell table:style-name="ce2" table:formula="of:=[.C98]&lt;=[.D98]" office:value-type="boolean" office:boolean-value="true" calcext:value-type="boolean">
            <text:p>ИСТИНА</text:p>
          </table:table-cell>
          <table:table-cell table:style-name="ce2" table:formula="of:=[.B98]&lt;=[.E98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formula="of:=MOD([.$A99]; [.$G$2])&lt;&gt;0" office:value-type="boolean" office:boolean-value="true" calcext:value-type="boolean">
            <text:p>ИСТИНА</text:p>
          </table:table-cell>
          <table:table-cell table:style-name="ce2" table:formula="of:=MOD([.$A99]; 6)=0" office:value-type="boolean" office:boolean-value="false" calcext:value-type="boolean">
            <text:p>ЛОЖЬ</text:p>
          </table:table-cell>
          <table:table-cell table:style-name="ce2" table:formula="of:=MOD([.$A99]; 9)&lt;&gt;0" office:value-type="boolean" office:boolean-value="true" calcext:value-type="boolean">
            <text:p>ИСТИНА</text:p>
          </table:table-cell>
          <table:table-cell table:style-name="ce2" table:formula="of:=[.C99]&lt;=[.D99]" office:value-type="boolean" office:boolean-value="true" calcext:value-type="boolean">
            <text:p>ИСТИНА</text:p>
          </table:table-cell>
          <table:table-cell table:style-name="ce2" table:formula="of:=[.B99]&lt;=[.E99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MOD([.$A100]; [.$G$2])&lt;&gt;0" office:value-type="boolean" office:boolean-value="true" calcext:value-type="boolean">
            <text:p>ИСТИНА</text:p>
          </table:table-cell>
          <table:table-cell table:style-name="ce2" table:formula="of:=MOD([.$A100]; 6)=0" office:value-type="boolean" office:boolean-value="false" calcext:value-type="boolean">
            <text:p>ЛОЖЬ</text:p>
          </table:table-cell>
          <table:table-cell table:style-name="ce2" table:formula="of:=MOD([.$A100]; 9)&lt;&gt;0" office:value-type="boolean" office:boolean-value="false" calcext:value-type="boolean">
            <text:p>ЛОЖЬ</text:p>
          </table:table-cell>
          <table:table-cell table:style-name="ce2" table:formula="of:=[.C100]&lt;=[.D100]" office:value-type="boolean" office:boolean-value="true" calcext:value-type="boolean">
            <text:p>ИСТИНА</text:p>
          </table:table-cell>
          <table:table-cell table:style-name="ce2" table:formula="of:=[.B100]&lt;=[.E100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MOD([.$A101]; [.$G$2])&lt;&gt;0" office:value-type="boolean" office:boolean-value="true" calcext:value-type="boolean">
            <text:p>ИСТИНА</text:p>
          </table:table-cell>
          <table:table-cell table:style-name="ce2" table:formula="of:=MOD([.$A101]; 6)=0" office:value-type="boolean" office:boolean-value="false" calcext:value-type="boolean">
            <text:p>ЛОЖЬ</text:p>
          </table:table-cell>
          <table:table-cell table:style-name="ce2" table:formula="of:=MOD([.$A101]; 9)&lt;&gt;0" office:value-type="boolean" office:boolean-value="true" calcext:value-type="boolean">
            <text:p>ИСТИНА</text:p>
          </table:table-cell>
          <table:table-cell table:style-name="ce2" table:formula="of:=[.C101]&lt;=[.D101]" office:value-type="boolean" office:boolean-value="true" calcext:value-type="boolean">
            <text:p>ИСТИНА</text:p>
          </table:table-cell>
          <table:table-cell table:style-name="ce2" table:formula="of:=[.B101]&lt;=[.E101]" office:value-type="boolean" office:boolean-value="true" calcext:value-type="boolean">
            <text:p>ИСТИНА</text:p>
          </table:table-cell>
          <table:table-cell table:number-columns-repeated="16378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0:10:46.188000000</meta:creation-date>
    <dc:date>2023-02-28T10:22:14.332000000</dc:date>
    <meta:editing-duration>PT11M30S</meta:editing-duration>
    <meta:editing-cycles>1</meta:editing-cycles>
    <meta:document-statistic meta:table-count="1" meta:cell-count="610" meta:object-count="0"/>
    <meta:generator>LibreOffice/7.4.3.2$Windows_X86_64 LibreOffice_project/1048a8393ae2eeec98dff31b5c133c5f1d08b890</meta:generator>
  </office:meta>
</office:document-meta>
</file>